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F0" style:family="paragraph">
      <style:paragraph-properties fo:break-before="page" fo:text-align="center" fo:margin-bottom="0in"/>
      <style:text-properties fo:font-size="14pt" style:font-size-asian="14pt"/>
    </style:style>
    <style:style style:name="P3" style:parent-style-name="Textbody" style:family="paragraph">
      <style:paragraph-properties fo:text-align="center" fo:margin-bottom="0in"/>
    </style:style>
    <style:style style:name="P4" style:parent-style-name="Textbody" style:family="paragraph">
      <style:paragraph-properties fo:text-align="center" fo:margin-bottom="0in"/>
      <style:text-properties fo:font-size="14pt" style:font-size-asian="14pt"/>
    </style:style>
    <style:style style:name="P5" style:parent-style-name="Textbody" style:family="paragraph">
      <style:paragraph-properties fo:text-align="center" fo:margin-bottom="0in"/>
      <style:text-properties fo:font-size="14pt" style:font-size-asian="14pt"/>
    </style:style>
    <style:style style:name="P6" style:parent-style-name="Textbody" style:family="paragraph">
      <style:paragraph-properties fo:text-align="center" fo:margin-bottom="0in" fo:line-height="150%"/>
      <style:text-properties fo:font-size="14pt" style:font-size-asian="14pt" fo:language="ru" fo:country="RU"/>
    </style:style>
    <style:style style:name="P7" style:parent-style-name="Textbody" style:family="paragraph">
      <style:paragraph-properties fo:text-align="center" fo:margin-bottom="0in" fo:line-height="150%"/>
      <style:text-properties fo:font-size="14pt" style:font-size-asian="14pt" fo:language="ru" fo:country="RU"/>
    </style:style>
    <style:style style:name="P8" style:parent-style-name="Textbody" style:family="paragraph">
      <style:paragraph-properties fo:text-align="center" fo:margin-bottom="0in" fo:line-height="150%"/>
    </style:style>
    <style:style style:name="P9" style:parent-style-name="Textbody" style:family="paragraph">
      <style:paragraph-properties fo:text-align="center" fo:margin-bottom="0in" fo:line-height="150%"/>
    </style:style>
    <style:style style:name="P10" style:parent-style-name="Textbody" style:family="paragraph">
      <style:paragraph-properties fo:margin-bottom="0in" fo:line-height="150%"/>
    </style:style>
    <style:style style:name="P11" style:parent-style-name="Textbody" style:family="paragraph">
      <style:paragraph-properties fo:text-align="center" fo:margin-bottom="0in" fo:line-height="150%"/>
    </style:style>
    <style:style style:name="P12" style:parent-style-name="Textbody" style:family="paragraph">
      <style:paragraph-properties fo:text-align="center" fo:margin-bottom="0in" fo:line-height="150%"/>
    </style:style>
    <style:style style:name="P13" style:parent-style-name="Textbody" style:family="paragraph">
      <style:paragraph-properties fo:text-align="center" fo:margin-bottom="0in" fo:line-height="150%"/>
    </style:style>
    <style:style style:name="T14" style:parent-style-name="Основнойшрифтабзаца" style:family="text">
      <style:text-properties fo:font-weight="bold" style:font-weight-asian="bold" fo:font-size="16pt" style:font-size-asian="16pt"/>
    </style:style>
    <style:style style:name="T15" style:parent-style-name="Основнойшрифтабзаца" style:family="text">
      <style:text-properties fo:font-weight="bold" style:font-weight-asian="bold" fo:font-size="16pt" style:font-size-asian="16pt" fo:language="ru" fo:country="RU"/>
    </style:style>
    <style:style style:name="T16" style:parent-style-name="Основнойшрифтабзаца" style:family="text">
      <style:text-properties fo:font-weight="bold" style:font-weight-asian="bold" fo:font-size="16pt" style:font-size-asian="16pt" fo:language="ru" fo:country="RU"/>
    </style:style>
    <style:style style:name="P17" style:parent-style-name="Textbody" style:family="paragraph">
      <style:paragraph-properties fo:text-align="center" fo:margin-bottom="0in" fo:line-height="150%"/>
    </style:style>
    <style:style style:name="T18" style:parent-style-name="Основнойшрифтабзаца" style:family="text">
      <style:text-properties fo:font-size="14pt" style:font-size-asian="14pt"/>
    </style:style>
    <style:style style:name="T19" style:parent-style-name="Основнойшрифтабзаца" style:family="text">
      <style:text-properties fo:font-size="14pt" style:font-size-asian="14pt" fo:language="ru" fo:country="RU"/>
    </style:style>
    <style:style style:name="T20" style:parent-style-name="Основнойшрифтабзаца" style:family="text">
      <style:text-properties fo:font-size="14pt" style:font-size-asian="14pt" fo:language="ru" fo:country="RU"/>
    </style:style>
    <style:style style:name="T21" style:parent-style-name="Основнойшрифтабзаца" style:family="text">
      <style:text-properties fo:font-size="14pt" style:font-size-asian="14pt"/>
    </style:style>
    <style:style style:name="P22" style:parent-style-name="Textbody" style:family="paragraph">
      <style:paragraph-properties fo:margin-bottom="0in" fo:line-height="150%"/>
    </style:style>
    <style:style style:name="P23" style:parent-style-name="Textbody" style:family="paragraph">
      <style:paragraph-properties fo:text-align="center" fo:margin-bottom="0in" fo:line-height="150%"/>
    </style:style>
    <style:style style:name="T24" style:parent-style-name="Основнойшрифтабзаца" style:family="text">
      <style:text-properties fo:font-weight="bold" style:font-weight-asian="bold" fo:font-size="14pt" style:font-size-asian="14pt"/>
    </style:style>
    <style:style style:name="T25" style:parent-style-name="Основнойшрифтабзаца" style:family="text">
      <style:text-properties fo:font-weight="bold" style:font-weight-asian="bold" fo:font-size="14pt" style:font-size-asian="14pt"/>
    </style:style>
    <style:style style:name="P26" style:parent-style-name="Textbody" style:family="paragraph">
      <style:paragraph-properties fo:text-align="justify" fo:margin-bottom="0in" fo:line-height="150%"/>
    </style:style>
    <style:style style:name="P27" style:parent-style-name="Textbody" style:family="paragraph">
      <style:paragraph-properties fo:text-align="justify" fo:margin-bottom="0in" fo:line-height="150%"/>
    </style:style>
    <style:style style:name="P28" style:parent-style-name="Textbody" style:family="paragraph">
      <style:paragraph-properties fo:text-align="justify" fo:margin-bottom="0in" fo:line-height="150%"/>
    </style:style>
    <style:style style:name="P29" style:parent-style-name="Textbody" style:family="paragraph">
      <style:paragraph-properties fo:text-align="justify" fo:margin-bottom="0in" fo:line-height="150%"/>
    </style:style>
    <style:style style:name="P30" style:parent-style-name="Textbody" style:family="paragraph">
      <style:paragraph-properties fo:text-align="justify" fo:margin-bottom="0in" fo:line-height="150%"/>
    </style:style>
    <style:style style:name="P31" style:parent-style-name="Textbody" style:family="paragraph">
      <style:paragraph-properties fo:text-align="justify" fo:margin-bottom="0in" fo:line-height="150%"/>
    </style:style>
    <style:style style:name="P32" style:parent-style-name="Textbody" style:family="paragraph">
      <style:paragraph-properties fo:text-align="justify" fo:margin-bottom="0in" fo:line-height="150%"/>
    </style:style>
    <style:style style:name="P33" style:parent-style-name="Textbody" style:family="paragraph">
      <style:paragraph-properties fo:text-align="justify" fo:margin-bottom="0in" fo:line-height="150%"/>
    </style:style>
    <style:style style:name="P34" style:parent-style-name="Textbody" style:family="paragraph">
      <style:paragraph-properties fo:text-align="justify" fo:margin-bottom="0in" fo:line-height="150%"/>
    </style:style>
    <style:style style:name="T35" style:parent-style-name="Основнойшрифтабзаца" style:family="text">
      <style:text-properties fo:font-size="14pt" style:font-size-asian="14pt"/>
    </style:style>
    <style:style style:name="T36" style:parent-style-name="Основнойшрифтабзаца" style:family="text">
      <style:text-properties fo:font-size="14pt" style:font-size-asian="14pt" fo:language="ru" fo:country="RU"/>
    </style:style>
    <style:style style:name="T37" style:parent-style-name="Основнойшрифтабзаца" style:family="text">
      <style:text-properties fo:font-size="14pt" style:font-size-asian="14pt" fo:language="ru" fo:country="RU"/>
    </style:style>
    <style:style style:name="T38" style:parent-style-name="Основнойшрифтабзаца" style:family="text">
      <style:text-properties fo:font-size="14pt" style:font-size-asian="14pt"/>
    </style:style>
    <style:style style:name="T39" style:parent-style-name="Основнойшрифтабзаца" style:family="text">
      <style:text-properties fo:font-size="14pt" style:font-size-asian="14pt"/>
    </style:style>
    <style:style style:name="T40" style:parent-style-name="Основнойшрифтабзаца" style:family="text">
      <style:text-properties fo:font-size="14pt" style:font-size-asian="14pt"/>
    </style:style>
    <style:style style:name="T41" style:parent-style-name="Основнойшрифтабзаца" style:family="text">
      <style:text-properties fo:font-size="14pt" style:font-size-asian="14pt"/>
    </style:style>
    <style:style style:name="T42" style:parent-style-name="Основнойшрифтабзаца" style:family="text">
      <style:text-properties fo:font-size="14pt" style:font-size-asian="14pt" fo:language="ru" fo:country="RU"/>
    </style:style>
    <style:style style:name="P43" style:parent-style-name="Textbody" style:family="paragraph">
      <style:paragraph-properties fo:text-align="justify" fo:margin-bottom="0in" fo:line-height="150%"/>
    </style:style>
    <style:style style:name="T44" style:parent-style-name="Основнойшрифтабзаца" style:family="text">
      <style:text-properties fo:font-size="14pt" style:font-size-asian="14pt"/>
    </style:style>
    <style:style style:name="T45" style:parent-style-name="Основнойшрифтабзаца" style:family="text">
      <style:text-properties fo:font-size="14pt" style:font-size-asian="14pt"/>
    </style:style>
    <style:style style:name="T46" style:parent-style-name="Основнойшрифтабзаца" style:family="text">
      <style:text-properties fo:font-size="14pt" style:font-size-asian="14pt"/>
    </style:style>
    <style:style style:name="T47" style:parent-style-name="Основнойшрифтабзаца" style:family="text">
      <style:text-properties fo:font-size="14pt" style:font-size-asian="14pt"/>
    </style:style>
    <style:style style:name="T48" style:parent-style-name="Основнойшрифтабзаца" style:family="text">
      <style:text-properties fo:font-size="14pt" style:font-size-asian="14pt"/>
    </style:style>
    <style:style style:name="T49" style:parent-style-name="Основнойшрифтабзаца" style:family="text">
      <style:text-properties fo:font-size="14pt" style:font-size-asian="14pt"/>
    </style:style>
    <style:style style:name="T50" style:parent-style-name="Основнойшрифтабзаца" style:family="text">
      <style:text-properties fo:font-size="14pt" style:font-size-asian="14pt"/>
    </style:style>
    <style:style style:name="T51" style:parent-style-name="Основнойшрифтабзаца" style:family="text">
      <style:text-properties fo:font-size="14pt" style:font-size-asian="14pt"/>
    </style:style>
    <style:style style:name="T52" style:parent-style-name="Основнойшрифтабзаца" style:family="text">
      <style:text-properties fo:font-size="14pt" style:font-size-asian="14pt"/>
    </style:style>
    <style:style style:name="T53" style:parent-style-name="Основнойшрифтабзаца" style:family="text">
      <style:text-properties fo:font-size="14pt" style:font-size-asian="14pt"/>
    </style:style>
    <style:style style:name="T54" style:parent-style-name="Основнойшрифтабзаца" style:family="text">
      <style:text-properties fo:font-size="14pt" style:font-size-asian="14pt" fo:language="ru" fo:country="RU"/>
    </style:style>
    <style:style style:name="T55" style:parent-style-name="Основнойшрифтабзаца" style:family="text">
      <style:text-properties fo:font-size="14pt" style:font-size-asian="14pt"/>
    </style:style>
    <style:style style:name="T56" style:parent-style-name="Основнойшрифтабзаца" style:family="text">
      <style:text-properties fo:font-size="14pt" style:font-size-asian="14pt" fo:language="ru" fo:country="RU"/>
    </style:style>
    <style:style style:name="T57" style:parent-style-name="Основнойшрифтабзаца" style:family="text">
      <style:text-properties fo:font-size="14pt" style:font-size-asian="14pt"/>
    </style:style>
    <style:style style:name="T58" style:parent-style-name="Основнойшрифтабзаца" style:family="text">
      <style:text-properties fo:font-size="14pt" style:font-size-asian="14pt" fo:language="ru" fo:country="RU"/>
    </style:style>
    <style:style style:name="P59" style:parent-style-name="Textbody" style:family="paragraph">
      <style:paragraph-properties fo:margin-bottom="0in" fo:line-height="150%"/>
    </style:style>
    <style:style style:name="P60" style:parent-style-name="Textbody" style:family="paragraph">
      <style:paragraph-properties fo:text-align="center" fo:margin-bottom="0in" fo:line-height="150%"/>
    </style:style>
    <style:style style:name="P61" style:parent-style-name="Textbody" style:family="paragraph">
      <style:paragraph-properties fo:text-align="center" fo:margin-bottom="0in" fo:line-height="150%"/>
    </style:style>
    <style:style style:name="P62" style:parent-style-name="Textbody" style:family="paragraph">
      <style:paragraph-properties fo:margin-bottom="0in" fo:line-height="150%"/>
    </style:style>
    <style:style style:name="P63" style:parent-style-name="Textbody" style:family="paragraph">
      <style:paragraph-properties fo:margin-bottom="0in" fo:line-height="150%"/>
    </style:style>
    <style:style style:name="P64" style:parent-style-name="Textbody" style:family="paragraph">
      <style:paragraph-properties fo:margin-bottom="0in" fo:line-height="150%"/>
    </style:style>
    <style:style style:name="P65" style:parent-style-name="Textbody" style:family="paragraph">
      <style:paragraph-properties fo:margin-bottom="0in" fo:line-height="150%"/>
    </style:style>
    <style:style style:name="P66" style:parent-style-name="Textbody" style:family="paragraph">
      <style:paragraph-properties fo:margin-bottom="0in" fo:line-height="150%"/>
    </style:style>
    <style:style style:name="P67" style:parent-style-name="Textbody" style:family="paragraph">
      <style:paragraph-properties fo:margin-bottom="0in" fo:line-height="150%"/>
    </style:style>
    <style:style style:name="P68" style:parent-style-name="Textbody" style:family="paragraph">
      <style:paragraph-properties fo:text-align="center" fo:margin-bottom="0in" fo:line-height="150%"/>
    </style:style>
    <style:style style:name="T69" style:parent-style-name="Основнойшрифтабзаца" style:family="text">
      <style:text-properties fo:font-size="14pt" style:font-size-asian="14pt"/>
    </style:style>
    <style:style style:name="T70" style:parent-style-name="Основнойшрифтабзаца" style:family="text">
      <style:text-properties fo:font-size="14pt" style:font-size-asian="14pt" fo:language="ru" fo:country="RU"/>
    </style:style>
    <style:style style:name="P71" style:parent-style-name="Обычный" style:family="paragraph">
      <style:paragraph-properties fo:break-before="page" fo:line-height="150%"/>
    </style:style>
    <style:style style:name="T72" style:parent-style-name="Основнойшрифтабзаца" style:family="text">
      <style:text-properties fo:font-weight="bold" style:font-weight-asian="bold" fo:font-size="14pt" style:font-size-asian="14pt" fo:language="ru" fo:country="RU"/>
    </style:style>
    <style:style style:name="P73" style:parent-style-name="Textbody" style:family="paragraph">
      <style:paragraph-properties fo:margin-bottom="0in" fo:line-height="150%"/>
    </style:style>
    <style:style style:name="T74" style:parent-style-name="Основнойшрифтабзаца" style:family="text">
      <style:text-properties fo:font-size="14pt" style:font-size-asian="14pt" fo:language="ru" fo:country="RU"/>
    </style:style>
    <style:style style:name="T75" style:parent-style-name="Основнойшрифтабзаца" style:family="text">
      <style:text-properties fo:font-size="14pt" style:font-size-asian="14pt"/>
    </style:style>
    <style:style style:name="P76" style:parent-style-name="Textbody" style:family="paragraph">
      <style:paragraph-properties fo:margin-bottom="0in" fo:line-height="150%"/>
      <style:text-properties fo:font-size="14pt" style:font-size-asian="14pt"/>
    </style:style>
    <style:style style:name="P77" style:parent-style-name="Textbody" style:family="paragraph">
      <style:paragraph-properties fo:margin-bottom="0in" fo:line-height="150%"/>
      <style:text-properties fo:font-weight="bold" style:font-weight-asian="bold" fo:font-size="14pt" style:font-size-asian="14pt" fo:language="ru" fo:country="RU"/>
    </style:style>
    <style:style style:name="P78" style:parent-style-name="Textbody" style:family="paragraph">
      <style:paragraph-properties fo:margin-bottom="0in" fo:line-height="150%"/>
      <style:text-properties fo:font-size="14pt" style:font-size-asian="14pt" fo:language="ru" fo:country="RU"/>
    </style:style>
    <style:style style:name="P79" style:parent-style-name="Textbody" style:family="paragraph">
      <style:paragraph-properties fo:margin-bottom="0in" fo:line-height="150%"/>
    </style:style>
    <style:style style:name="T80" style:parent-style-name="Основнойшрифтабзаца" style:family="text">
      <style:text-properties fo:font-size="14pt" style:font-size-asian="14pt" fo:language="ru" fo:country="RU"/>
    </style:style>
    <style:style style:name="T81" style:parent-style-name="Основнойшрифтабзаца" style:family="text">
      <style:text-properties fo:font-size="14pt" style:font-size-asian="14pt" fo:language="en" fo:country="US"/>
    </style:style>
    <style:style style:name="P82"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4"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4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4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5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68"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76"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7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0"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2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207" style:parent-style-name="Textbody" style:family="paragraph">
      <style:paragraph-properties fo:margin-bottom="0in" fo:line-height="150%"/>
      <style:text-properties fo:font-size="14pt" style:font-size-asian="14pt" fo:language="en" fo:country="US"/>
    </style:style>
    <style:style style:name="P208" style:parent-style-name="Textbody" style:family="paragraph">
      <style:paragraph-properties fo:margin-bottom="0in" fo:line-height="150%"/>
    </style:style>
    <style:style style:name="T209" style:parent-style-name="Основнойшрифтабзаца" style:family="text">
      <style:text-properties fo:font-size="14pt" style:font-size-asian="14pt" fo:language="ru" fo:country="RU"/>
    </style:style>
    <style:style style:name="T210" style:parent-style-name="Основнойшрифтабзаца" style:family="text">
      <style:text-properties fo:font-size="14pt" style:font-size-asian="14pt" fo:language="en" fo:country="US"/>
    </style:style>
    <style:style style:name="P21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2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2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2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4"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2"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2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2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2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2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7"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2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284" style:parent-style-name="Textbody" style:family="paragraph">
      <style:paragraph-properties fo:margin-bottom="0in" fo:line-height="150%"/>
      <style:text-properties fo:font-size="14pt" style:font-size-asian="14pt" fo:language="en" fo:country="US"/>
    </style:style>
    <style:style style:name="P285" style:parent-style-name="Textbody" style:family="paragraph">
      <style:paragraph-properties fo:margin-bottom="0in" fo:line-height="150%"/>
      <style:text-properties fo:font-weight="bold" style:font-weight-asian="bold" fo:font-size="14pt" style:font-size-asian="14pt" fo:language="ru" fo:country="RU"/>
    </style:style>
    <style:style style:name="P286" style:parent-style-name="Textbody" style:family="paragraph">
      <style:paragraph-properties fo:margin-bottom="0in" fo:line-height="150%"/>
      <style:text-properties fo:font-size="14pt" style:font-size-asian="14pt" fo:language="ru" fo:country="RU"/>
    </style:style>
    <style:style style:name="P287" style:parent-style-name="Textbody" style:family="paragraph">
      <style:paragraph-properties fo:margin-bottom="0in" fo:line-height="150%"/>
      <style:text-properties fo:font-size="14pt" style:font-size-asian="14pt" fo:language="ru" fo:country="RU"/>
    </style:style>
    <style:style style:name="P288" style:parent-style-name="Textbody" style:family="paragraph">
      <style:paragraph-properties fo:margin-bottom="0in" fo:line-height="150%"/>
    </style:style>
    <style:style style:name="T289" style:parent-style-name="Основнойшрифтабзаца" style:family="text">
      <style:text-properties fo:font-size="14pt" style:font-size-asian="14pt" fo:language="ru" fo:country="RU"/>
    </style:style>
    <style:style style:name="T290" style:parent-style-name="Основнойшрифтабзаца" style:family="text">
      <style:text-properties fo:font-size="14pt" style:font-size-asian="14pt" fo:language="en" fo:country="US"/>
    </style:style>
    <style:style style:name="T291" style:parent-style-name="Основнойшрифтабзаца" style:family="text">
      <style:text-properties fo:font-size="14pt" style:font-size-asian="14pt" fo:language="en" fo:country="US"/>
    </style:style>
    <style:style style:name="P292"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2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2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3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4"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09"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4"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3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320" style:parent-style-name="Textbody" style:family="paragraph">
      <style:paragraph-properties fo:margin-bottom="0in" fo:line-height="150%"/>
      <style:text-properties fo:font-size="14pt" style:font-size-asian="14pt" fo:language="en" fo:country="US"/>
    </style:style>
    <style:style style:name="P321" style:parent-style-name="Textbody" style:family="paragraph">
      <style:paragraph-properties fo:margin-bottom="0in" fo:line-height="150%"/>
    </style:style>
    <style:style style:name="T322" style:parent-style-name="Основнойшрифтабзаца" style:family="text">
      <style:text-properties fo:font-size="14pt" style:font-size-asian="14pt" fo:language="ru" fo:country="RU"/>
    </style:style>
    <style:style style:name="T323" style:parent-style-name="Основнойшрифтабзаца" style:family="text">
      <style:text-properties fo:font-size="14pt" style:font-size-asian="14pt" fo:language="en" fo:country="US"/>
    </style:style>
    <style:style style:name="P324"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3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3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3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4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3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3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3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3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3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353" style:parent-style-name="Textbody" style:family="paragraph">
      <style:paragraph-properties fo:margin-bottom="0in" fo:line-height="150%"/>
      <style:text-properties fo:font-size="14pt" style:font-size-asian="14pt" fo:language="en" fo:country="US"/>
    </style:style>
    <style:style style:name="P354" style:parent-style-name="Textbody" style:family="paragraph">
      <style:paragraph-properties fo:margin-bottom="0in" fo:line-height="150%"/>
      <style:text-properties fo:font-weight="bold" style:font-weight-asian="bold" fo:font-size="14pt" style:font-size-asian="14pt" fo:language="ru" fo:country="RU"/>
    </style:style>
    <style:style style:name="P355" style:parent-style-name="Textbody" style:family="paragraph">
      <style:paragraph-properties fo:margin-bottom="0in" fo:line-height="150%"/>
      <style:text-properties fo:font-size="14pt" style:font-size-asian="14pt" fo:language="ru" fo:country="RU"/>
    </style:style>
    <style:style style:name="P356" style:parent-style-name="Textbody" style:family="paragraph">
      <style:paragraph-properties fo:margin-bottom="0in" fo:line-height="150%"/>
      <style:text-properties fo:font-size="14pt" style:font-size-asian="14pt" fo:language="ru" fo:country="RU"/>
    </style:style>
    <style:style style:name="P357" style:parent-style-name="Textbody" style:family="paragraph">
      <style:paragraph-properties fo:margin-bottom="0in" fo:line-height="150%"/>
    </style:style>
    <style:style style:name="T358" style:parent-style-name="Основнойшрифтабзаца" style:family="text">
      <style:text-properties fo:font-size="14pt" style:font-size-asian="14pt" fo:language="ru" fo:country="RU"/>
    </style:style>
    <style:style style:name="T359" style:parent-style-name="Основнойшрифтабзаца" style:family="text">
      <style:text-properties fo:font-size="14pt" style:font-size-asian="14pt" fo:language="en" fo:country="US"/>
    </style:style>
    <style:style style:name="T360" style:parent-style-name="Основнойшрифтабзаца" style:family="text">
      <style:text-properties fo:font-size="14pt" style:font-size-asian="14pt" fo:language="ru" fo:country="RU"/>
    </style:style>
    <style:style style:name="P36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7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ru" fo:country="RU" style:language-asian="ru" style:country-asian="RU" style:language-complex="ar" style:country-complex="SA"/>
    </style:style>
    <style:style style:name="T3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7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3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7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77"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ru" fo:country="RU" style:language-asian="ru" style:country-asian="RU" style:language-complex="ar" style:country-complex="SA"/>
    </style:style>
    <style:style style:name="T3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7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8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8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8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8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3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9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3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9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3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96"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ru" fo:country="RU" style:language-asian="ru" style:country-asian="RU" style:language-complex="ar" style:country-complex="SA"/>
    </style:style>
    <style:style style:name="T3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39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3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0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0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0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0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1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4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1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4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15"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ru" fo:country="RU" style:language-asian="ru" style:country-asian="RU" style:language-complex="ar" style:country-complex="SA"/>
    </style:style>
    <style:style style:name="T4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1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2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4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4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26"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ru" fo:country="RU" style:language-asian="ru" style:country-asian="RU" style:language-complex="ar" style:country-complex="SA"/>
    </style:style>
    <style:style style:name="T4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2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3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3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3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3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ru" fo:country="RU" style:language-asian="ru" style:country-asian="RU" style:language-complex="ar" style:country-complex="SA"/>
    </style:style>
    <style:style style:name="T4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4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4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P442" style:parent-style-name="Textbody" style:family="paragraph">
      <style:paragraph-properties fo:margin-bottom="0in" fo:line-height="150%"/>
      <style:text-properties fo:font-weight="bold" style:font-weight-asian="bold" fo:font-size="14pt" style:font-size-asian="14pt" fo:language="ru" fo:country="RU"/>
    </style:style>
    <style:style style:name="P443" style:parent-style-name="Textbody" style:family="paragraph">
      <style:paragraph-properties fo:margin-bottom="0in" fo:line-height="150%"/>
    </style:style>
    <style:style style:name="T444" style:parent-style-name="Основнойшрифтабзаца" style:family="text">
      <style:text-properties fo:font-size="14pt" style:font-size-asian="14pt" fo:language="ru" fo:country="RU"/>
    </style:style>
    <style:style style:name="T445" style:parent-style-name="Основнойшрифтабзаца" style:family="text">
      <style:text-properties fo:font-size="14pt" style:font-size-asian="14pt" fo:language="ru" fo:country="RU"/>
    </style:style>
    <style:style style:name="T446" style:parent-style-name="Основнойшрифтабзаца" style:family="text">
      <style:text-properties fo:font-size="14pt" style:font-size-asian="14pt" fo:language="en" fo:country="US"/>
    </style:style>
    <style:style style:name="P447"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5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6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4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49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4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4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5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551" style:parent-style-name="Textbody" style:family="paragraph">
      <style:paragraph-properties fo:margin-bottom="0in" fo:line-height="150%"/>
      <style:text-properties fo:font-size="14pt" style:font-size-asian="14pt" fo:language="en" fo:country="US"/>
    </style:style>
    <style:style style:name="P552" style:parent-style-name="Textbody" style:family="paragraph">
      <style:paragraph-properties fo:margin-bottom="0in" fo:line-height="150%"/>
      <style:text-properties fo:font-size="14pt" style:font-size-asian="14pt" fo:language="en" fo:country="US"/>
    </style:style>
    <style:style style:name="P553" style:parent-style-name="Textbody" style:family="paragraph">
      <style:paragraph-properties fo:margin-bottom="0in" fo:line-height="150%"/>
      <style:text-properties fo:font-weight="bold" style:font-weight-asian="bold" fo:font-size="14pt" style:font-size-asian="14pt" fo:language="ru" fo:country="RU"/>
    </style:style>
    <style:style style:name="P554" style:parent-style-name="Textbody" style:family="paragraph">
      <style:paragraph-properties fo:margin-bottom="0in" fo:line-height="150%"/>
      <style:text-properties fo:font-size="14pt" style:font-size-asian="14pt" fo:language="ru" fo:country="RU"/>
    </style:style>
    <style:style style:name="P555"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5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5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5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5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6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ru" fo:country="RU" style:language-asian="ru" style:country-asian="RU" style:language-complex="ar" style:country-complex="SA"/>
    </style:style>
    <style:style style:name="T564"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ru" fo:country="RU" style:language-asian="ru" style:country-asian="RU" style:language-complex="ar" style:country-complex="SA"/>
    </style:style>
    <style:style style:name="T5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67"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ru" fo:country="RU" style:language-asian="ru" style:country-asian="RU" style:language-complex="ar" style:country-complex="SA"/>
    </style:style>
    <style:style style:name="T5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ru" fo:country="RU" style:language-asian="ru" style:country-asian="RU" style:language-complex="ar" style:country-complex="SA"/>
    </style:style>
    <style:style style:name="T56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57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2"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7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5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5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3"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5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5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5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5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5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0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3"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6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6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5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662" style:parent-style-name="Textbody" style:family="paragraph">
      <style:paragraph-properties fo:margin-bottom="0in" fo:line-height="150%"/>
      <style:text-properties fo:font-size="14pt" style:font-size-asian="14pt" fo:language="en" fo:country="US"/>
    </style:style>
    <style:style style:name="P663" style:parent-style-name="Textbody" style:family="paragraph">
      <style:paragraph-properties fo:margin-bottom="0in" fo:line-height="150%"/>
      <style:text-properties fo:font-weight="bold" style:font-weight-asian="bold" fo:font-size="14pt" style:font-size-asian="14pt" fo:language="en" fo:country="US"/>
    </style:style>
    <style:style style:name="P664" style:parent-style-name="Textbody" style:family="paragraph">
      <style:paragraph-properties fo:margin-bottom="0in" fo:line-height="150%"/>
      <style:text-properties fo:font-weight="bold" style:font-weight-asian="bold" fo:font-size="14pt" style:font-size-asian="14pt" fo:language="ru" fo:country="RU"/>
    </style:style>
    <style:style style:name="P665" style:parent-style-name="Textbody" style:family="paragraph">
      <style:paragraph-properties fo:margin-bottom="0in" fo:line-height="150%"/>
    </style:style>
    <style:style style:name="T666" style:parent-style-name="Основнойшрифтабзаца" style:family="text">
      <style:text-properties fo:font-size="14pt" style:font-size-asian="14pt" fo:language="ru" fo:country="RU"/>
    </style:style>
    <style:style style:name="T667" style:parent-style-name="Основнойшрифтабзаца" style:family="text">
      <style:text-properties style:text-position="super 64.2%" fo:font-size="14pt" style:font-size-asian="14pt" fo:language="ru" fo:country="RU"/>
    </style:style>
    <style:style style:name="T668" style:parent-style-name="Основнойшрифтабзаца" style:family="text">
      <style:text-properties fo:font-size="14pt" style:font-size-asian="14pt" fo:language="ru" fo:country="RU"/>
    </style:style>
    <style:style style:name="T669" style:parent-style-name="Основнойшрифтабзаца" style:family="text">
      <style:text-properties style:text-position="super 64.2%" fo:font-size="14pt" style:font-size-asian="14pt" fo:language="ru" fo:country="RU"/>
    </style:style>
    <style:style style:name="T670" style:parent-style-name="Основнойшрифтабзаца" style:family="text">
      <style:text-properties fo:font-size="14pt" style:font-size-asian="14pt" fo:language="ru" fo:country="RU"/>
    </style:style>
    <style:style style:name="T671" style:parent-style-name="Основнойшрифтабзаца" style:family="text">
      <style:text-properties style:text-position="super 64.2%" fo:font-size="14pt" style:font-size-asian="14pt" fo:language="ru" fo:country="RU"/>
    </style:style>
    <style:style style:name="T672" style:parent-style-name="Основнойшрифтабзаца" style:family="text">
      <style:text-properties fo:font-size="14pt" style:font-size-asian="14pt" fo:language="ru" fo:country="RU"/>
    </style:style>
    <style:style style:name="T673" style:parent-style-name="Основнойшрифтабзаца" style:family="text">
      <style:text-properties style:text-position="super 64.2%" fo:font-size="14pt" style:font-size-asian="14pt" fo:language="ru" fo:country="RU"/>
    </style:style>
    <style:style style:name="T674" style:parent-style-name="Основнойшрифтабзаца" style:family="text">
      <style:text-properties fo:font-size="14pt" style:font-size-asian="14pt" fo:language="ru" fo:country="RU"/>
    </style:style>
    <style:style style:name="T675" style:parent-style-name="Основнойшрифтабзаца" style:family="text">
      <style:text-properties style:text-position="super 64.2%" fo:font-size="14pt" style:font-size-asian="14pt" fo:language="ru" fo:country="RU"/>
    </style:style>
    <style:style style:name="T676" style:parent-style-name="Основнойшрифтабзаца" style:family="text">
      <style:text-properties fo:font-size="14pt" style:font-size-asian="14pt" fo:language="ru" fo:country="RU"/>
    </style:style>
    <style:style style:name="T677" style:parent-style-name="Основнойшрифтабзаца" style:family="text">
      <style:text-properties style:text-position="super 64.2%" fo:font-size="14pt" style:font-size-asian="14pt" fo:language="ru" fo:country="RU"/>
    </style:style>
    <style:style style:name="T678" style:parent-style-name="Основнойшрифтабзаца" style:family="text">
      <style:text-properties fo:font-size="14pt" style:font-size-asian="14pt" fo:language="ru" fo:country="RU"/>
    </style:style>
    <style:style style:name="T679" style:parent-style-name="Основнойшрифтабзаца" style:family="text">
      <style:text-properties style:text-position="super 64.2%" fo:font-size="14pt" style:font-size-asian="14pt" fo:language="ru" fo:country="RU"/>
    </style:style>
    <style:style style:name="T680" style:parent-style-name="Основнойшрифтабзаца" style:family="text">
      <style:text-properties fo:font-size="14pt" style:font-size-asian="14pt" fo:language="ru" fo:country="RU"/>
    </style:style>
    <style:style style:name="P681"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691"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6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69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6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698"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6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5"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7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7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09"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1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2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2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2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3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39"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57"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7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6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79"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4"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78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7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793" style:parent-style-name="Textbody" style:family="paragraph">
      <style:paragraph-properties fo:margin-bottom="0in" fo:line-height="150%"/>
      <style:text-properties fo:font-size="14pt" style:font-size-asian="14pt" fo:language="en" fo:country="US"/>
    </style:style>
    <style:style style:name="P794" style:parent-style-name="Textbody" style:family="paragraph">
      <style:paragraph-properties fo:margin-bottom="0in" fo:line-height="150%"/>
      <style:text-properties fo:font-weight="bold" style:font-weight-asian="bold" fo:font-size="14pt" style:font-size-asian="14pt" fo:language="ru" fo:country="RU"/>
    </style:style>
    <style:style style:name="P795" style:parent-style-name="Textbody" style:family="paragraph">
      <style:paragraph-properties fo:margin-bottom="0in" fo:line-height="150%"/>
      <style:text-properties fo:font-size="14pt" style:font-size-asian="14pt" fo:language="ru" fo:country="RU"/>
    </style:style>
    <style:style style:name="P796"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7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7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1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5"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7"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2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2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2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3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3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3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84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1"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4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3"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4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4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5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8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6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8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79"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8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3"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8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8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8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9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0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0"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931" style:parent-style-name="Textbody" style:family="paragraph">
      <style:paragraph-properties fo:margin-bottom="0in" fo:line-height="150%"/>
      <style:text-properties fo:font-size="14pt" style:font-size-asian="14pt" fo:language="en" fo:country="US"/>
    </style:style>
    <style:style style:name="P932" style:parent-style-name="Textbody" style:family="paragraph">
      <style:paragraph-properties fo:margin-bottom="0in" fo:line-height="150%"/>
    </style:style>
    <style:style style:name="T933" style:parent-style-name="Основнойшрифтабзаца" style:family="text">
      <style:text-properties fo:font-weight="bold" style:font-weight-asian="bold" fo:font-size="14pt" style:font-size-asian="14pt" fo:language="ru" fo:country="RU"/>
    </style:style>
    <style:style style:name="P934" style:parent-style-name="Textbody" style:family="paragraph">
      <style:paragraph-properties fo:margin-bottom="0in" fo:line-height="150%"/>
      <style:text-properties fo:font-size="14pt" style:font-size-asian="14pt" fo:language="ru" fo:country="RU"/>
    </style:style>
    <style:style style:name="P935"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4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9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7"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59"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9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6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6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97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9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2"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99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9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9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0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1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1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019" style:parent-style-name="Textbody" style:family="paragraph">
      <style:paragraph-properties fo:margin-bottom="0in" fo:line-height="150%"/>
      <style:text-properties fo:font-weight="bold" style:font-weight-asian="bold" fo:font-size="14pt" style:font-size-asian="14pt" fo:language="en" fo:country="US"/>
    </style:style>
    <style:style style:name="P1020" style:parent-style-name="Textbody" style:family="paragraph">
      <style:paragraph-properties fo:margin-bottom="0in" fo:line-height="150%"/>
    </style:style>
    <style:style style:name="T1021" style:parent-style-name="Основнойшрифтабзаца" style:family="text">
      <style:text-properties fo:font-weight="bold" style:font-weight-asian="bold" fo:font-size="14pt" style:font-size-asian="14pt" fo:language="ru" fo:country="RU"/>
    </style:style>
    <style:style style:name="P1022" style:parent-style-name="Textbody" style:family="paragraph">
      <style:paragraph-properties fo:margin-bottom="0in" fo:line-height="150%"/>
      <style:text-properties fo:font-size="14pt" style:font-size-asian="14pt" fo:language="ru" fo:country="RU"/>
    </style:style>
    <style:style style:name="P1023"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2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3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0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0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3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0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0"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0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4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4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5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5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4"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0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6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6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0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8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0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091" style:parent-style-name="Textbody" style:family="paragraph">
      <style:paragraph-properties fo:margin-bottom="0in" fo:line-height="150%"/>
      <style:text-properties fo:font-size="14pt" style:font-size-asian="14pt" fo:language="en" fo:country="US"/>
    </style:style>
    <style:style style:name="P1092" style:parent-style-name="Textbody" style:family="paragraph">
      <style:paragraph-properties fo:margin-bottom="0in" fo:line-height="150%"/>
    </style:style>
    <style:style style:name="T1093" style:parent-style-name="Основнойшрифтабзаца" style:family="text">
      <style:text-properties fo:font-weight="bold" style:font-weight-asian="bold" fo:font-size="14pt" style:font-size-asian="14pt" fo:language="ru" fo:country="RU"/>
    </style:style>
    <style:style style:name="P1094" style:parent-style-name="Textbody" style:family="paragraph">
      <style:paragraph-properties fo:margin-bottom="0in" fo:line-height="150%"/>
      <style:text-properties fo:font-size="14pt" style:font-size-asian="14pt" fo:language="ru" fo:country="RU"/>
    </style:style>
    <style:style style:name="P1095"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09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09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0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1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1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1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1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1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1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1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1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2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2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2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2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2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2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2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30"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3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34"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3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38"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3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1"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4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4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6"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ru" fo:country="RU" style:language-asian="ru" style:country-asian="RU" style:language-complex="ar" style:country-complex="SA"/>
    </style:style>
    <style:style style:name="T1147"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4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3"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5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5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7"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15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2"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1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7"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1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6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1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1"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17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79"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1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18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5"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8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8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8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1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7"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1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19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0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0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0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1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6"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1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1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2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2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3"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22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2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2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3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232" style:parent-style-name="Textbody" style:family="paragraph">
      <style:paragraph-properties fo:margin-bottom="0in" fo:line-height="150%"/>
      <style:text-properties fo:language="en" fo:country="US"/>
    </style:style>
    <style:style style:name="P1233" style:parent-style-name="Textbody" style:family="paragraph">
      <style:paragraph-properties fo:margin-bottom="0in" fo:line-height="150%"/>
      <style:text-properties fo:font-weight="bold" style:font-weight-asian="bold" fo:font-size="14pt" style:font-size-asian="14pt"/>
    </style:style>
    <style:style style:name="P1234" style:parent-style-name="Textbody" style:family="paragraph">
      <style:paragraph-properties fo:margin-bottom="0in" fo:line-height="150%"/>
    </style:style>
    <style:style style:name="T1235" style:parent-style-name="Основнойшрифтабзаца" style:family="text">
      <style:text-properties fo:font-weight="bold" style:font-weight-asian="bold" fo:font-size="14pt" style:font-size-asian="14pt" fo:language="ru" fo:country="RU"/>
    </style:style>
    <style:style style:name="P1236" style:parent-style-name="Textbody" style:family="paragraph">
      <style:paragraph-properties fo:margin-bottom="0in" fo:line-height="150%"/>
      <style:text-properties fo:font-size="14pt" style:font-size-asian="14pt" fo:language="ru" fo:country="RU"/>
    </style:style>
    <style:style style:name="P1237" style:parent-style-name="Обычный" style:family="paragraph">
      <style:paragraph-properties fo:widows="2" fo:orphans="2"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4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5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5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56"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5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5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2"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2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6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6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69"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7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1"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7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3"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5"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7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7"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7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7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0"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8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8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8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6"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28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8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1"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2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29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7"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2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299"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1" style:parent-style-name="Основнойшрифтабзаца" style:family="text">
      <style:text-properties style:font-name="Consolas" style:font-name-asian="Times New Roman" style:font-name-complex="Courier New" fo:font-style="italic" style:font-style-asian="italic" style:font-style-complex="italic" fo:color="#A9B7C6" style:letter-kerning="false" fo:font-size="10pt" style:font-size-asian="10pt" style:font-size-complex="10pt" fo:language="en" fo:country="US" style:language-asian="ru" style:country-asian="RU" style:language-complex="ar" style:country-complex="SA"/>
    </style:style>
    <style:style style:name="T130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05"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0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0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0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0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1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3"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1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5"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1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1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1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20"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2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22" style:parent-style-name="Основнойшрифтабзаца" style:family="text">
      <style:text-properties style:font-name="Consolas" style:font-name-asian="Times New Roman" style:font-name-complex="Courier New" fo:color="#6A8759" style:letter-kerning="false" fo:font-size="10pt" style:font-size-asian="10pt" style:font-size-complex="10pt" fo:language="en" fo:country="US" style:language-asian="ru" style:country-asian="RU" style:language-complex="ar" style:country-complex="SA"/>
    </style:style>
    <style:style style:name="T132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2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2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2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2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2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2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3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3" style:parent-style-name="Основнойшрифтабзаца" style:family="text">
      <style:text-properties style:font-name="Consolas" style:font-name-asian="Times New Roman" style:font-name-complex="Courier New" fo:color="#FFC66D" style:letter-kerning="false" fo:font-size="10pt" style:font-size-asian="10pt" style:font-size-complex="10pt" fo:language="en" fo:country="US" style:language-asian="ru" style:country-asian="RU" style:language-complex="ar" style:country-complex="SA"/>
    </style:style>
    <style:style style:name="T133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3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3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3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40" style:parent-style-name="Основнойшрифтабзаца" style:family="text">
      <style:text-properties style:font-name="Consolas" style:font-name-asian="Times New Roman" style:font-name-complex="Courier New" fo:color="#9876AA" style:letter-kerning="false" fo:font-size="10pt" style:font-size-asian="10pt" style:font-size-complex="10pt" fo:language="en" fo:country="US" style:language-asian="ru" style:country-asian="RU" style:language-complex="ar" style:country-complex="SA"/>
    </style:style>
    <style:style style:name="T134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42"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34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4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4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4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4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4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4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5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4"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35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5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58" style:parent-style-name="Основнойшрифтабзаца" style:family="text">
      <style:text-properties style:font-name="Consolas" style:font-name-asian="Times New Roman" style:font-name-complex="Courier New" fo:color="#6897BB" style:letter-kerning="false" fo:font-size="10pt" style:font-size-asian="10pt" style:font-size-complex="10pt" fo:language="en" fo:country="US" style:language-asian="ru" style:country-asian="RU" style:language-complex="ar" style:country-complex="SA"/>
    </style:style>
    <style:style style:name="T135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0"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61"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62"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6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6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6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69"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7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2"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7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4"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7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76"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79"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81"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8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83"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84" style:parent-style-name="Основнойшрифтабзаца" style:family="text">
      <style:text-properties style:font-name="Consolas" style:font-name-asian="Times New Roman" style:font-name-complex="Courier New" fo:font-style="italic" style:font-style-asian="italic" style:font-style-complex="italic" fo:color="#9876AA" style:letter-kerning="false" fo:font-size="10pt" style:font-size-asian="10pt" style:font-size-complex="10pt" fo:language="en" fo:country="US" style:language-asian="ru" style:country-asian="RU" style:language-complex="ar" style:country-complex="SA"/>
    </style:style>
    <style:style style:name="T1385"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8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7"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8"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8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0"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1"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2"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3"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94"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5"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96" style:parent-style-name="Основнойшрифтабзаца" style:family="text">
      <style:text-properties style:font-name="Consolas" style:font-name-asian="Times New Roman" style:font-name-complex="Courier New" fo:color="#CC7832" style:letter-kerning="false" fo:font-size="10pt" style:font-size-asian="10pt" style:font-size-complex="10pt" fo:language="en" fo:country="US" style:language-asian="ru" style:country-asian="RU" style:language-complex="ar" style:country-complex="SA"/>
    </style:style>
    <style:style style:name="T1397"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8"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T1399" style:parent-style-name="Основнойшрифтабзаца" style:family="text">
      <style:text-properties style:font-name="Consolas" style:font-name-asian="Times New Roman" style:font-name-complex="Courier New" fo:color="#A9B7C6" style:letter-kerning="false" fo:font-size="10pt" style:font-size-asian="10pt" style:font-size-complex="10pt" fo:language="en" fo:country="US" style:language-asian="ru" style:country-asian="RU" style:language-complex="ar" style:country-complex="SA"/>
    </style:style>
    <style:style style:name="P1400" style:parent-style-name="Textbody" style:family="paragraph">
      <style:paragraph-properties fo:margin-bottom="0in" fo:line-height="150%"/>
      <style:text-properties fo:font-weight="bold" style:font-weight-asian="bold" fo:font-size="14pt" style:font-size-asian="14pt" fo:language="en" fo:country="US"/>
    </style:style>
    <style:style style:name="P1401" style:parent-style-name="Textbody" style:family="paragraph">
      <style:paragraph-properties fo:margin-bottom="0in" fo:line-height="150%"/>
    </style:style>
    <style:style style:name="T1402" style:parent-style-name="Основнойшрифтабзаца" style:family="text">
      <style:text-properties fo:font-weight="bold" style:font-weight-asian="bold" fo:font-size="14pt" style:font-size-asian="14pt" fo:language="ru" fo:country="RU"/>
    </style:style>
    <style:style style:name="T1403" style:parent-style-name="Основнойшрифтабзаца" style:family="text">
      <style:text-properties fo:font-weight="bold" style:font-weight-asian="bold" fo:font-size="14pt" style:font-size-asian="14pt" fo:language="ru" fo:country="RU"/>
    </style:style>
    <style:style style:name="P1404" style:parent-style-name="Textbody" style:family="paragraph">
      <style:paragraph-properties fo:margin-bottom="0in" fo:line-height="150%"/>
    </style:style>
    <style:style style:name="T1405" style:parent-style-name="Основнойшрифтабзаца" style:family="text">
      <style:text-properties fo:font-size="14pt" style:font-size-asian="14pt" fo:language="ru" fo:country="RU"/>
    </style:style>
    <style:style style:name="T1406" style:parent-style-name="Основнойшрифтабзаца" style:family="text">
      <style:text-properties fo:font-size="14pt" style:font-size-asian="14pt" fo:language="en" fo:country="US"/>
    </style:style>
    <style:style style:name="T1407" style:parent-style-name="Основнойшрифтабзаца" style:family="text">
      <style:text-properties fo:font-size="14pt" style:font-size-asian="14pt" fo:language="ru" fo:country="RU"/>
    </style:style>
    <style:style style:name="T1408" style:parent-style-name="Основнойшрифтабзаца" style:family="text">
      <style:text-properties fo:font-size="14pt" style:font-size-asian="14pt" fo:language="ru" fo:country="RU"/>
    </style:style>
  </office:automatic-styles>
  <office:body>
    <office:text text:use-soft-page-breaks="true">
      <text:p text:style-name="P1">Министерство образования и науки РФ</text:p>
      <text:p text:style-name="P3"> </text:p>
      <text:p text:style-name="P4">ФГАОУ ВО «Уральский федеральный университет</text:p>
      <text:p text:style-name="P5">имени первого Президента России Б. Н. Ельцина»</text:p>
      <text:p text:style-name="P6">ИРИТ-РТФ</text:p>
      <text:p text:style-name="P7">Центр ускоренного обучения</text:p>
      <text:p text:style-name="P8"> </text:p>
      <text:p text:style-name="P9"> </text:p>
      <text:p text:style-name="P10"/>
      <text:p text:style-name="P11"> </text:p>
      <text:p text:style-name="P12"> </text:p>
      <text:p text:style-name="P13"><text:span text:style-name="T14">ОТЧЕТ ПО ЛАБОРАТОРНОЙ РАБОТЕ<text:s/></text:span><text:span text:style-name="T15">№</text:span><text:span text:style-name="T16">2</text:span></text:p>
      <text:p text:style-name="P17"><text:span text:style-name="T18">по дисциплине «</text:span><text:span text:style-name="T19">Объектно-о</text:span><text:span text:style-name="T20">риентированное программирование</text:span><text:span text:style-name="T21">»</text:span> </text:p>
      <text:p text:style-name="P22"/>
      <text:p text:style-name="P23"><text:span text:style-name="T24">Тема: «Введение в классы, часть 2</text:span><text:span text:style-name="T25">»</text:span></text:p>
      <text:p text:style-name="P26"> </text:p>
      <text:p text:style-name="P27"> </text:p>
      <text:p text:style-name="P28"/>
      <text:p text:style-name="P29"/>
      <text:p text:style-name="P30"/>
      <text:p text:style-name="P31"/>
      <text:p text:style-name="P32"> </text:p>
      <text:p text:style-name="P33"> </text:p>
      <text:p text:style-name="P34"><text:span text:style-name="T35">Студент группы<text:s/></text:span><text:span text:style-name="T36">РИЗ-280028у:</text:span><text:span text:style-name="T37"><text:tab/></text:span><text:span text:style-name="T38"><text:tab/></text:span><text:span text:style-name="T39"><text:tab/></text:span><text:span text:style-name="T40"><text:tab/></text:span><text:tab/><text:span text:style-name="T41"><text:tab/></text:span><text:span text:style-name="T42">Е.А.Аксенов</text:span></text:p>
      <text:p text:style-name="P43"><text:span text:style-name="T44">Преподаватель:<text:s/></text:span><text:span text:style-name="T45"><text:tab/></text:span><text:span text:style-name="T46"><text:tab/></text:span><text:span text:style-name="T47"><text:tab/></text:span><text:span text:style-name="T48"><text:tab/></text:span><text:span text:style-name="T49"><text:tab/></text:span><text:span text:style-name="T50"><text:tab/></text:span><text:span text:style-name="T51"><text:tab/></text:span><text:span text:style-name="T52"><text:tab/></text:span><text:span text:style-name="T53"><text:tab/></text:span><text:span text:style-name="T54">Н</text:span><text:span text:style-name="T55">.</text:span><text:span text:style-name="T56">А</text:span><text:span text:style-name="T57">.</text:span><text:span text:style-name="T58">Архипов</text:span></text:p>
      <text:p text:style-name="P59"/>
      <text:p text:style-name="P60"> </text:p>
      <text:p text:style-name="P61"> </text:p>
      <text:p text:style-name="P62"/>
      <text:p text:style-name="P63"/>
      <text:p text:style-name="P64"/>
      <text:p text:style-name="P65"/>
      <text:p text:style-name="P66"/>
      <text:p text:style-name="P67"/>
      <text:p text:style-name="P68"><text:span text:style-name="T69">Екатеринбург 20</text:span><text:span text:style-name="T70">19</text:span></text:p>
      <text:soft-page-break/>
      <text:p text:style-name="P71"><text:span text:style-name="T72">Цель работы</text:span></text:p>
      <text:p text:style-name="P73"><text:span text:style-name="T74">В</text:span><text:span text:style-name="T75">ведение в работу с классами Java</text:span></text:p>
      <text:p text:style-name="P76"/>
      <text:p text:style-name="P77">Задание 1</text:p>
      <text:p text:style-name="P78">Напишите программу с классом, в котором есть два ноля: символьное и текстовое. В классе должен быть перегруженный метод для присваивания значений нолям. Если метод вызывается с символьным аргументом, то соответствующее значение присваивается символьному полю. Если метод вызывается с текстовым аргументом, то он определяет значение текстового ноля. Методу аргументом также может передаваться символьный массив. Если массив состоит из одного элемента, то он определяет значение символьного поля. В противном случае (если в массиве больше одного элемента) из символов массива формируется текстовая строка и присваивается значением текстовому полю.</text:p>
      <text:p text:style-name="P79"><text:span text:style-name="T80">Класс</text:span><text:span text:style-name="T81"><text:s/>Main:</text:span></text:p>
      <text:p text:style-name="P82"><text:span text:style-name="T83">package<text:s/></text:span><text:span text:style-name="T84">ru.ttcreate.semester3.lab2.ex1</text:span><text:span text:style-name="T85">;</text:span><text:span text:style-name="T86"><text:line-break/></text:span><text:span text:style-name="T87"><text:line-break/>class<text:s/></text:span><text:span text:style-name="T88">Main {</text:span><text:span text:style-name="T89"><text:line-break/><text:s text:c="4"/></text:span><text:span text:style-name="T90">private static<text:s/></text:span><text:span text:style-name="T91">StringCharValues<text:s/></text:span><text:span text:style-name="T92">stringCharValues<text:s/></text:span><text:span text:style-name="T93">=<text:s/></text:span><text:span text:style-name="T94">new<text:s/></text:span><text:span text:style-name="T95">StringCharValues()</text:span><text:span text:style-name="T96">;</text:span><text:span text:style-name="T97"><text:line-break/></text:span><text:span text:style-name="T98"><text:line-break/><text:s text:c="4"/>public static void<text:s/></text:span><text:span text:style-name="T99">main</text:span><text:span text:style-name="T100">(String[] args) {</text:span><text:span text:style-name="T101"><text:line-break/><text:s text:c="8"/></text:span><text:span text:style-name="T102">showStringChar</text:span><text:span text:style-name="T103">()</text:span><text:span text:style-name="T104">;</text:span><text:span text:style-name="T105"><text:line-break/></text:span><text:span text:style-name="T106"><text:line-break/><text:s text:c="8"/></text:span><text:span text:style-name="T107">stringCharValues</text:span><text:span text:style-name="T108">.setValue(</text:span><text:span text:style-name="T109">'1'</text:span><text:span text:style-name="T110">)</text:span><text:span text:style-name="T111">;</text:span><text:span text:style-name="T112"><text:line-break/><text:s text:c="8"/></text:span><text:span text:style-name="T113">stringCharValues</text:span><text:span text:style-name="T114">.setValue(</text:span><text:span text:style-name="T115">"some string"</text:span><text:span text:style-name="T116">)</text:span><text:span text:style-name="T117">;</text:span><text:span text:style-name="T118"><text:line-break/></text:span><text:span text:style-name="T119"><text:line-break/><text:s text:c="8"/></text:span><text:span text:style-name="T120">showStringChar</text:span><text:span text:style-name="T121">()</text:span><text:span text:style-name="T122">;</text:span><text:span text:style-name="T123"><text:line-break/></text:span><text:span text:style-name="T124"><text:line-break/><text:s text:c="8"/></text:span><text:span text:style-name="T125">stringCharValues</text:span><text:span text:style-name="T126">.setValue(</text:span><text:span text:style-name="T127">new char</text:span><text:span text:style-name="T128">[] {</text:span><text:span text:style-name="T129">'2'</text:span><text:span text:style-name="T130">})</text:span><text:span text:style-name="T131">;</text:span><text:span text:style-name="T132"><text:line-break/></text:span><text:span text:style-name="T133"><text:line-break/><text:s text:c="8"/></text:span><text:span text:style-name="T134">showStringChar</text:span><text:span text:style-name="T135">()</text:span><text:span text:style-name="T136">;</text:span><text:span text:style-name="T137"><text:line-break/></text:span><text:span text:style-name="T138"><text:line-break/><text:s text:c="8"/></text:span><text:span text:style-name="T139">stringCharValues</text:span><text:span text:style-name="T140">.setValue(</text:span><text:span text:style-name="T141">new char</text:span><text:span text:style-name="T142">[] {</text:span><text:span text:style-name="T143">'s'</text:span><text:span text:style-name="T144">,<text:s/></text:span><text:span text:style-name="T145">'o'</text:span><text:span text:style-name="T146">,<text:s/></text:span><text:span text:style-name="T147">'m'</text:span><text:span text:style-name="T148">,<text:s/></text:span><text:span text:style-name="T149">'e'</text:span><text:span text:style-name="T150">,<text:s/></text:span><text:span text:style-name="T151">' '</text:span><text:span text:style-name="T152">,<text:s/></text:span><text:span text:style-name="T153">'s'</text:span><text:span text:style-name="T154">,<text:s/></text:span><text:span text:style-name="T155">'t'</text:span><text:span text:style-name="T156">,<text:s/></text:span><text:span text:style-name="T157">'r'</text:span><text:span text:style-name="T158">,<text:s/></text:span><text:span text:style-name="T159">'i'</text:span><text:span text:style-name="T160">,<text:s/></text:span><text:span text:style-name="T161">'n'</text:span><text:span text:style-name="T162">,<text:s/></text:span><text:span text:style-name="T163">'g'</text:span><text:span text:style-name="T164">})</text:span><text:span text:style-name="T165">;</text:span><text:span text:style-name="T166"><text:line-break/></text:span><text:span text:style-name="T167"><text:line-break/><text:s text:c="8"/></text:span><text:span text:style-name="T168">showStringChar</text:span><text:span text:style-name="T169">()</text:span><text:span text:style-name="T170">;</text:span><text:span text:style-name="T171"><text:line-break/><text:s text:c="4"/></text:span><text:span text:style-name="T172">}</text:span><text:span text:style-name="T173"><text:line-break/></text:span><text:span text:style-name="T174"><text:line-break/><text:s text:c="4"/></text:span><text:span text:style-name="T175">public static void<text:s/></text:span><text:span text:style-name="T176">showStringChar</text:span><text:span text:style-name="T177">() {</text:span><text:span text:style-name="T178"><text:line-break/><text:s text:c="8"/>System.</text:span><text:span text:style-name="T179">out</text:span><text:span text:style-name="T180">.println(</text:span><text:span text:style-name="T181">"String: "<text:s/></text:span><text:span text:style-name="T182">+<text:s/></text:span><text:span text:style-name="T183">stringCharValues</text:span><text:span text:style-name="T184">.</text:span><text:span text:style-name="T185">stringValue</text:span><text:span text:style-name="T186">)</text:span><text:span text:style-name="T187">;</text:span><text:span text:style-name="T188"><text:line-break/><text:s text:c="8"/></text:span><text:span text:style-name="T189">System.</text:span><text:span text:style-name="T190">out</text:span><text:span text:style-name="T191">.println(</text:span><text:span text:style-name="T192">"Char: "<text:s/></text:span><text:span text:style-name="T193">+<text:s/></text:span><text:span text:style-name="T194">stringCharValues</text:span><text:span text:style-name="T195">.</text:span><text:span text:style-name="T196">charValue</text:span><text:span text:style-name="T197">)</text:span><text:span text:style-name="T198">;</text:span><text:span text:style-name="T199"><text:line-break/><text:s text:c="8"/></text:span><text:span text:style-name="T200">System.</text:span><text:span text:style-name="T201">out</text:span><text:span text:style-name="T202">.println()</text:span><text:span text:style-name="T203">;</text:span><text:span text:style-name="T204"><text:line-break/><text:s text:c="4"/></text:span><text:span text:style-name="T205">}</text:span><text:span text:style-name="T206"><text:line-break/>}</text:span></text:p>
      <text:p text:style-name="P207"/>
      <text:soft-page-break/>
      <text:p text:style-name="P208"><text:span text:style-name="T209">Класс</text:span><text:span text:style-name="T210"><text:s/>StringCharValues:</text:span></text:p>
      <text:p text:style-name="P211"><text:span text:style-name="T212">package<text:s/></text:span><text:span text:style-name="T213">ru.ttcreate.semester3.lab2.ex1</text:span><text:span text:style-name="T214">;</text:span><text:span text:style-name="T215"><text:line-break/></text:span><text:span text:style-name="T216"><text:line-break/>public class<text:s/></text:span><text:span text:style-name="T217">StringCharValues {</text:span><text:span text:style-name="T218"><text:line-break/></text:span><text:span text:style-name="T219"><text:line-break/><text:s text:c="4"/></text:span><text:span text:style-name="T220">public<text:s/></text:span><text:span text:style-name="T221">String<text:s/></text:span><text:span text:style-name="T222">stringValue</text:span><text:span text:style-name="T223">;</text:span><text:span text:style-name="T224"><text:line-break/><text:s text:c="4"/>public char<text:s/></text:span><text:span text:style-name="T225">charValue</text:span><text:span text:style-name="T226">;</text:span><text:span text:style-name="T227"><text:line-break/></text:span><text:span text:style-name="T228"><text:line-break/><text:s text:c="4"/>public void<text:s/></text:span><text:span text:style-name="T229">setValue</text:span><text:span text:style-name="T230">(</text:span><text:span text:style-name="T231">char<text:s/></text:span><text:span text:style-name="T232">newValue) {</text:span><text:span text:style-name="T233"><text:line-break/><text:s text:c="8"/></text:span><text:span text:style-name="T234">charValue<text:s/></text:span><text:span text:style-name="T235">= newValue</text:span><text:span text:style-name="T236">;</text:span><text:span text:style-name="T237"><text:line-break/><text:s text:c="4"/></text:span><text:span text:style-name="T238">}</text:span><text:span text:style-name="T239"><text:line-break/></text:span><text:span text:style-name="T240"><text:line-break/><text:s text:c="4"/></text:span><text:span text:style-name="T241">public void<text:s/></text:span><text:span text:style-name="T242">setValue</text:span><text:span text:style-name="T243">(String newValue) {</text:span><text:span text:style-name="T244"><text:line-break/><text:s text:c="8"/></text:span><text:span text:style-name="T245">stringValue<text:s/></text:span><text:span text:style-name="T246">= newValue</text:span><text:span text:style-name="T247">;</text:span><text:span text:style-name="T248"><text:line-break/><text:s text:c="4"/></text:span><text:span text:style-name="T249">}</text:span><text:span text:style-name="T250"><text:line-break/></text:span><text:span text:style-name="T251"><text:line-break/><text:s text:c="4"/></text:span><text:span text:style-name="T252">public void<text:s/></text:span><text:span text:style-name="T253">setValue</text:span><text:span text:style-name="T254">(</text:span><text:span text:style-name="T255">char</text:span><text:span text:style-name="T256">[] newValues) {</text:span><text:span text:style-name="T257"><text:line-break/><text:s text:c="8"/></text:span><text:span text:style-name="T258">if<text:s/></text:span><text:span text:style-name="T259">(newValues.</text:span><text:span text:style-name="T260">length<text:s/></text:span><text:span text:style-name="T261">==<text:s/></text:span><text:span text:style-name="T262">1</text:span><text:span text:style-name="T263">) {</text:span><text:span text:style-name="T264"><text:line-break/><text:s text:c="12"/></text:span><text:span text:style-name="T265">charValue<text:s/></text:span><text:span text:style-name="T266">= newValues[</text:span><text:span text:style-name="T267">0</text:span><text:span text:style-name="T268">]</text:span><text:span text:style-name="T269">;</text:span><text:span text:style-name="T270"><text:line-break/><text:s text:c="8"/></text:span><text:span text:style-name="T271">}<text:s/></text:span><text:span text:style-name="T272">else<text:s/></text:span><text:span text:style-name="T273">{</text:span><text:span text:style-name="T274"><text:line-break/><text:s text:c="12"/></text:span><text:span text:style-name="T275">stringValue<text:s/></text:span><text:span text:style-name="T276">= String.</text:span><text:span text:style-name="T277">valueOf</text:span><text:span text:style-name="T278">(newValues)</text:span><text:span text:style-name="T279">;</text:span><text:span text:style-name="T280"><text:line-break/><text:s text:c="8"/></text:span><text:span text:style-name="T281">}</text:span><text:span text:style-name="T282"><text:line-break/><text:s text:c="4"/>}</text:span><text:span text:style-name="T283"><text:line-break/>}</text:span></text:p>
      <text:p text:style-name="P284"/>
      <text:p text:style-name="P285">Задание 2</text:p>
      <text:p text:style-name="P286">Напишите программу с классом, в котором есть закрытое статическое целочисленное ноле с начальным нулевым значением. В классе должен быть описан статический метод, при вызове которого отображается текущее значение статического поля, после чего значение поля увеличивается на единицу.</text:p>
      <text:p text:style-name="P287"/>
      <text:p text:style-name="P288"><text:span text:style-name="T289">Класс</text:span><text:span text:style-name="T290"><text:s/></text:span><text:span text:style-name="T291">Main:</text:span></text:p>
      <text:p text:style-name="P292"><text:span text:style-name="T293">package<text:s/></text:span><text:span text:style-name="T294">ru.ttcreate.semester3.lab2.ex2</text:span><text:span text:style-name="T295">;</text:span><text:span text:style-name="T296"><text:line-break/></text:span><text:span text:style-name="T297"><text:line-break/>public class<text:s/></text:span><text:span text:style-name="T298">Main {</text:span><text:span text:style-name="T299"><text:line-break/><text:s text:c="4"/></text:span><text:span text:style-name="T300">public static void<text:s/></text:span><text:span text:style-name="T301">main</text:span><text:span text:style-name="T302">(String[] args) {</text:span><text:span text:style-name="T303"><text:line-break/><text:s text:c="8"/>IncrementInt.</text:span><text:span text:style-name="T304">showValue</text:span><text:span text:style-name="T305">()</text:span><text:span text:style-name="T306">;</text:span><text:span text:style-name="T307"><text:line-break/><text:s text:c="8"/></text:span><text:span text:style-name="T308">IncrementInt.</text:span><text:span text:style-name="T309">showValue</text:span><text:span text:style-name="T310">()</text:span><text:span text:style-name="T311">;</text:span><text:span text:style-name="T312"><text:line-break/><text:s text:c="8"/></text:span><text:span text:style-name="T313">IncrementInt.</text:span><text:span text:style-name="T314">showValue</text:span><text:span text:style-name="T315">()</text:span><text:span text:style-name="T316">;</text:span><text:span text:style-name="T317"><text:line-break/><text:s text:c="4"/></text:span><text:span text:style-name="T318">}</text:span><text:span text:style-name="T319"><text:line-break/>}</text:span></text:p>
      <text:p text:style-name="P320"/>
      <text:p text:style-name="P321"><text:span text:style-name="T322">Класс<text:s/></text:span><text:span text:style-name="T323">IncrementInt:</text:span></text:p>
      <text:p text:style-name="P324"><text:span text:style-name="T325">package<text:s/></text:span><text:span text:style-name="T326">ru.ttcreate.semester3.lab2.ex2</text:span><text:span text:style-name="T327">;</text:span><text:span text:style-name="T328"><text:line-break/></text:span><text:span text:style-name="T329"><text:line-break/>public class<text:s/></text:span><text:span text:style-name="T330">IncrementInt {</text:span><text:span text:style-name="T331"><text:line-break/></text:span><text:span text:style-name="T332"><text:line-break/><text:s text:c="4"/></text:span><text:span text:style-name="T333">private static int<text:s/></text:span><text:span text:style-name="T334">value<text:s/></text:span><text:span text:style-name="T335">=<text:s/></text:span><text:span text:style-name="T336">0</text:span><text:span text:style-name="T337">;</text:span><text:span text:style-name="T338"><text:line-break/></text:span><text:span text:style-name="T339"><text:line-break/><text:s text:c="4"/>public static void<text:s/></text:span><text:span text:style-name="T340">showValue</text:span><text:span text:style-name="T341">() {</text:span><text:span text:style-name="T342"><text:line-break/></text:span><text:soft-page-break/><text:span text:style-name="T343"><text:s text:c="8"/>System.</text:span><text:span text:style-name="T344">out</text:span><text:span text:style-name="T345">.println(</text:span><text:span text:style-name="T346">value</text:span><text:span text:style-name="T347">++)</text:span><text:span text:style-name="T348">;</text:span><text:span text:style-name="T349"><text:line-break/><text:s text:c="4"/></text:span><text:span text:style-name="T350">}</text:span><text:span text:style-name="T351"><text:line-break/></text:span><text:span text:style-name="T352"><text:line-break/>}</text:span></text:p>
      <text:p text:style-name="P353"/>
      <text:p text:style-name="P354">Задание 3</text:p>
      <text:p text:style-name="P355">Напишите программу с классом, в котором есть статические методы, которым можно передавать произвольное количество целочисленных аргументов (или целочисленный массив). Методы, на основании переданных аргументов или массива, позволяют вычислить: наибольшее значение, наименьшее значение, а также среднее значение из набора чисел.</text:p>
      <text:p text:style-name="P356"/>
      <text:p text:style-name="P357"><text:span text:style-name="T358">Класс<text:s/></text:span><text:span text:style-name="T359">Main</text:span><text:span text:style-name="T360">:</text:span></text:p>
      <text:p text:style-name="P361"><text:span text:style-name="T362">package<text:s/></text:span><text:span text:style-name="T363">ru.ttcreate.semester3.lab2.ex3</text:span><text:span text:style-name="T364">;</text:span><text:span text:style-name="T365"><text:line-break/></text:span><text:span text:style-name="T366"><text:line-break/>public class<text:s/></text:span><text:span text:style-name="T367">Main {</text:span><text:span text:style-name="T368"><text:line-break/><text:s text:c="4"/></text:span><text:span text:style-name="T369">public static void<text:s/></text:span><text:span text:style-name="T370">main</text:span><text:span text:style-name="T371">(String[] args) {</text:span><text:span text:style-name="T372"><text:line-break/><text:s text:c="8"/>System.</text:span><text:span text:style-name="T373">out</text:span><text:span text:style-name="T374">.println(</text:span><text:span text:style-name="T375">"Max: "<text:s/></text:span><text:span text:style-name="T376">+ MinMaxAverage.</text:span><text:span text:style-name="T377">getMax</text:span><text:span text:style-name="T378">(</text:span><text:span text:style-name="T379">5</text:span><text:span text:style-name="T380">,<text:s/></text:span><text:span text:style-name="T381">1</text:span><text:span text:style-name="T382">,<text:s/></text:span><text:span text:style-name="T383">3</text:span><text:span text:style-name="T384">,<text:s/></text:span><text:span text:style-name="T385">73</text:span><text:span text:style-name="T386">,<text:s/></text:span><text:span text:style-name="T387">12</text:span><text:span text:style-name="T388">))</text:span><text:span text:style-name="T389">;</text:span><text:span text:style-name="T390"><text:line-break/><text:s text:c="8"/></text:span><text:span text:style-name="T391">System.</text:span><text:span text:style-name="T392">out</text:span><text:span text:style-name="T393">.println(</text:span><text:span text:style-name="T394">"Min: "<text:s/></text:span><text:span text:style-name="T395">+ MinMaxAverage.</text:span><text:span text:style-name="T396">getMin</text:span><text:span text:style-name="T397">(</text:span><text:span text:style-name="T398">5</text:span><text:span text:style-name="T399">,<text:s/></text:span><text:span text:style-name="T400">1</text:span><text:span text:style-name="T401">,<text:s/></text:span><text:span text:style-name="T402">3</text:span><text:span text:style-name="T403">,<text:s/></text:span><text:span text:style-name="T404">73</text:span><text:span text:style-name="T405">,<text:s/></text:span><text:span text:style-name="T406">12</text:span><text:span text:style-name="T407">))</text:span><text:span text:style-name="T408">;</text:span><text:span text:style-name="T409"><text:line-break/><text:s text:c="8"/></text:span><text:span text:style-name="T410">System.</text:span><text:span text:style-name="T411">out</text:span><text:span text:style-name="T412">.println(</text:span><text:span text:style-name="T413">"Min: "<text:s/></text:span><text:span text:style-name="T414">+ MinMaxAverage.</text:span><text:span text:style-name="T415">getMin</text:span><text:span text:style-name="T416">(</text:span><text:span text:style-name="T417">5</text:span><text:span text:style-name="T418">))</text:span><text:span text:style-name="T419">;</text:span><text:span text:style-name="T420"><text:line-break/><text:s text:c="8"/></text:span><text:span text:style-name="T421">System.</text:span><text:span text:style-name="T422">out</text:span><text:span text:style-name="T423">.println(</text:span><text:span text:style-name="T424">"Average: "<text:s/></text:span><text:span text:style-name="T425">+ MinMaxAverage.</text:span><text:span text:style-name="T426">getAverage</text:span><text:span text:style-name="T427">(</text:span><text:span text:style-name="T428">5</text:span><text:span text:style-name="T429">,<text:s/></text:span><text:span text:style-name="T430">1</text:span><text:span text:style-name="T431">,<text:s/></text:span><text:span text:style-name="T432">3</text:span><text:span text:style-name="T433">,<text:s/></text:span><text:span text:style-name="T434">73</text:span><text:span text:style-name="T435">,<text:s/></text:span><text:span text:style-name="T436">12</text:span><text:span text:style-name="T437">))</text:span><text:span text:style-name="T438">;</text:span><text:span text:style-name="T439"><text:line-break/><text:s text:c="4"/></text:span><text:span text:style-name="T440">}</text:span><text:span text:style-name="T441"><text:line-break/>}</text:span></text:p>
      <text:p text:style-name="P442"/>
      <text:p text:style-name="P443"><text:span text:style-name="T444">Класс<text:s/></text:span><text:span text:style-name="T445">MinMaxAverage</text:span><text:span text:style-name="T446">:</text:span></text:p>
      <text:p text:style-name="P447"><text:span text:style-name="T448">package<text:s/></text:span><text:span text:style-name="T449">ru.ttcreate.semester3.lab2.ex3</text:span><text:span text:style-name="T450">;</text:span><text:span text:style-name="T451"><text:line-break/></text:span><text:span text:style-name="T452"><text:line-break/>public class<text:s/></text:span><text:span text:style-name="T453">MinMaxAverage {</text:span><text:span text:style-name="T454"><text:line-break/></text:span><text:span text:style-name="T455"><text:line-break/><text:s text:c="4"/></text:span><text:span text:style-name="T456">public static int<text:s/></text:span><text:span text:style-name="T457">getMin</text:span><text:span text:style-name="T458">(</text:span><text:span text:style-name="T459">int<text:s/></text:span><text:span text:style-name="T460">... values) {</text:span><text:span text:style-name="T461"><text:line-break/><text:s text:c="8"/></text:span><text:span text:style-name="T462">int<text:s/></text:span><text:span text:style-name="T463">result = values[</text:span><text:span text:style-name="T464">0</text:span><text:span text:style-name="T465">]</text:span><text:span text:style-name="T466">;</text:span><text:span text:style-name="T467"><text:line-break/></text:span><text:span text:style-name="T468"><text:line-break/><text:s text:c="8"/>for<text:s/></text:span><text:span text:style-name="T469">(</text:span><text:span text:style-name="T470">int<text:s/></text:span><text:span text:style-name="T471">v : values) {</text:span><text:span text:style-name="T472"><text:line-break/><text:s text:c="12"/></text:span><text:span text:style-name="T473">if<text:s/></text:span><text:span text:style-name="T474">(v &lt; result) {</text:span><text:span text:style-name="T475"><text:line-break/><text:s text:c="16"/>result = v</text:span><text:span text:style-name="T476">;</text:span><text:span text:style-name="T477"><text:line-break/><text:s text:c="12"/></text:span><text:span text:style-name="T478">}</text:span><text:span text:style-name="T479"><text:line-break/><text:s text:c="8"/>}</text:span><text:span text:style-name="T480"><text:line-break/></text:span><text:span text:style-name="T481"><text:line-break/><text:s text:c="8"/></text:span><text:span text:style-name="T482">return<text:s/></text:span><text:span text:style-name="T483">result</text:span><text:span text:style-name="T484">;</text:span><text:span text:style-name="T485"><text:line-break/><text:s text:c="4"/></text:span><text:span text:style-name="T486">}</text:span><text:span text:style-name="T487"><text:line-break/></text:span><text:span text:style-name="T488"><text:line-break/><text:s text:c="4"/></text:span><text:span text:style-name="T489">public static int<text:s/></text:span><text:span text:style-name="T490">getMax</text:span><text:span text:style-name="T491">(</text:span><text:span text:style-name="T492">int<text:s/></text:span><text:span text:style-name="T493">... values) {</text:span><text:span text:style-name="T494"><text:line-break/><text:s text:c="8"/></text:span><text:span text:style-name="T495">int<text:s/></text:span><text:span text:style-name="T496">result =<text:s/></text:span><text:span text:style-name="T497">0</text:span><text:span text:style-name="T498">;</text:span><text:span text:style-name="T499"><text:line-break/></text:span><text:span text:style-name="T500"><text:line-break/><text:s text:c="8"/>for<text:s/></text:span><text:span text:style-name="T501">(</text:span><text:span text:style-name="T502">int<text:s/></text:span><text:span text:style-name="T503">v : values) {</text:span><text:span text:style-name="T504"><text:line-break/><text:s text:c="12"/></text:span><text:span text:style-name="T505">if<text:s/></text:span><text:span text:style-name="T506">(v &gt; result) {</text:span><text:span text:style-name="T507"><text:line-break/><text:s text:c="16"/>result = v</text:span><text:span text:style-name="T508">;</text:span><text:span text:style-name="T509"><text:line-break/><text:s text:c="12"/></text:span><text:span text:style-name="T510">}</text:span><text:span text:style-name="T511"><text:line-break/><text:s text:c="8"/>}</text:span><text:span text:style-name="T512"><text:line-break/></text:span><text:span text:style-name="T513"><text:line-break/></text:span><text:soft-page-break/><text:span text:style-name="T514"><text:s text:c="8"/></text:span><text:span text:style-name="T515">return<text:s/></text:span><text:span text:style-name="T516">result</text:span><text:span text:style-name="T517">;</text:span><text:span text:style-name="T518"><text:line-break/><text:s text:c="4"/></text:span><text:span text:style-name="T519">}</text:span><text:span text:style-name="T520"><text:line-break/></text:span><text:span text:style-name="T521"><text:line-break/><text:s text:c="4"/></text:span><text:span text:style-name="T522">public static double<text:s/></text:span><text:span text:style-name="T523">getAverage</text:span><text:span text:style-name="T524">(</text:span><text:span text:style-name="T525">int<text:s/></text:span><text:span text:style-name="T526">... values) {</text:span><text:span text:style-name="T527"><text:line-break/><text:s text:c="8"/></text:span><text:span text:style-name="T528">int<text:s/></text:span><text:span text:style-name="T529">sum =<text:s/></text:span><text:span text:style-name="T530">0</text:span><text:span text:style-name="T531">;</text:span><text:span text:style-name="T532"><text:line-break/></text:span><text:span text:style-name="T533"><text:line-break/><text:s text:c="8"/>for<text:s/></text:span><text:span text:style-name="T534">(</text:span><text:span text:style-name="T535">int<text:s/></text:span><text:span text:style-name="T536">v : values) {</text:span><text:span text:style-name="T537"><text:line-break/><text:s text:c="12"/>sum += v</text:span><text:span text:style-name="T538">;</text:span><text:span text:style-name="T539"><text:line-break/><text:s text:c="8"/></text:span><text:span text:style-name="T540">}</text:span><text:span text:style-name="T541"><text:line-break/></text:span><text:span text:style-name="T542"><text:line-break/><text:s text:c="8"/></text:span><text:span text:style-name="T543">return<text:s/></text:span><text:span text:style-name="T544">sum / values.</text:span><text:span text:style-name="T545">length</text:span><text:span text:style-name="T546">;</text:span><text:span text:style-name="T547"><text:line-break/><text:s text:c="4"/></text:span><text:span text:style-name="T548">}</text:span><text:span text:style-name="T549"><text:line-break/></text:span><text:span text:style-name="T550"><text:line-break/>}</text:span></text:p>
      <text:p text:style-name="P551"/>
      <text:p text:style-name="P552"/>
      <text:p text:style-name="P553">Задание 4</text:p>
      <text:p text:style-name="P554">Напишите программу, в которой описан статический метод для вычисления двойного факториала числа, переданного аргументом методу. По определению, двойной факториал числа п (обозначается как n!!) — это произведение через одно всех чисел, не больших числа п. То есть n!! = п * (n - 2) * (п - 4)* ... (последний множитель равен 1 для нечетного п и равен 2 для четного n). Например, 6!! = 6 х 4 х 2 = 48 и 5!! = 5 х 3 х 1 = 15. Предложите версию метода без рекурсии и с рекурсией.</text:p>
      <text:p text:style-name="P555"><text:span text:style-name="T556">package<text:s/></text:span><text:span text:style-name="T557">ru.ttcreate.semester3.lab2.ex4</text:span><text:span text:style-name="T558">;</text:span><text:span text:style-name="T559"><text:line-break/></text:span><text:span text:style-name="T560"><text:line-break/>public class<text:s/></text:span><text:span text:style-name="T561">Main {</text:span><text:span text:style-name="T562"><text:line-break/><text:s text:c="4"/></text:span><text:span text:style-name="T563">public static void<text:s/></text:span><text:span text:style-name="T564">main</text:span><text:span text:style-name="T565">(String[] args) {</text:span><text:span text:style-name="T566"><text:line-break/><text:s text:c="8"/>System.</text:span><text:span text:style-name="T567">out</text:span><text:span text:style-name="T568">.println(</text:span><text:span text:style-name="T569">"6!!<text:s/></text:span><text:span text:style-name="T570">= "<text:s/></text:span><text:span text:style-name="T571">+<text:s/></text:span><text:span text:style-name="T572">getFactorial</text:span><text:span text:style-name="T573">(</text:span><text:span text:style-name="T574">6</text:span><text:span text:style-name="T575">))</text:span><text:span text:style-name="T576">;</text:span><text:span text:style-name="T577"><text:line-break/><text:s text:c="8"/></text:span><text:span text:style-name="T578">System.</text:span><text:span text:style-name="T579">out</text:span><text:span text:style-name="T580">.println(</text:span><text:span text:style-name="T581">"5!! = "<text:s/></text:span><text:span text:style-name="T582">+<text:s/></text:span><text:span text:style-name="T583">getFactorialByRecursion</text:span><text:span text:style-name="T584">(</text:span><text:span text:style-name="T585">5</text:span><text:span text:style-name="T586">))</text:span><text:span text:style-name="T587">;</text:span><text:span text:style-name="T588"><text:line-break/><text:s text:c="4"/></text:span><text:span text:style-name="T589">}</text:span><text:span text:style-name="T590"><text:line-break/></text:span><text:span text:style-name="T591"><text:line-break/><text:s text:c="4"/></text:span><text:span text:style-name="T592">private static int<text:s/></text:span><text:span text:style-name="T593">getFactorial</text:span><text:span text:style-name="T594">(</text:span><text:span text:style-name="T595">int<text:s/></text:span><text:span text:style-name="T596">value) {</text:span><text:span text:style-name="T597"><text:line-break/><text:s text:c="8"/></text:span><text:span text:style-name="T598">int<text:s/></text:span><text:span text:style-name="T599">result =<text:s/></text:span><text:span text:style-name="T600">1</text:span><text:span text:style-name="T601">;</text:span><text:span text:style-name="T602"><text:line-break/><text:s text:c="8"/>for<text:s/></text:span><text:span text:style-name="T603">(</text:span><text:span text:style-name="T604">int<text:s/></text:span><text:span text:style-name="T605">i = (value %<text:s/></text:span><text:span text:style-name="T606">2<text:s/></text:span><text:span text:style-name="T607">==<text:s/></text:span><text:span text:style-name="T608">0</text:span><text:span text:style-name="T609">) ?<text:s/></text:span><text:span text:style-name="T610">2<text:s/></text:span><text:span text:style-name="T611">:<text:s/></text:span><text:span text:style-name="T612">1</text:span><text:span text:style-name="T613">;<text:s/></text:span><text:span text:style-name="T614">i &lt;= value</text:span><text:span text:style-name="T615">;<text:s/></text:span><text:span text:style-name="T616">i +=<text:s/></text:span><text:span text:style-name="T617">2</text:span><text:span text:style-name="T618">) {</text:span><text:span text:style-name="T619"><text:line-break/><text:s text:c="12"/>result *= i</text:span><text:span text:style-name="T620">;</text:span><text:span text:style-name="T621"><text:line-break/><text:s text:c="8"/></text:span><text:span text:style-name="T622">}</text:span><text:span text:style-name="T623"><text:line-break/></text:span><text:span text:style-name="T624"><text:line-break/><text:s text:c="8"/></text:span><text:span text:style-name="T625">return<text:s/></text:span><text:span text:style-name="T626">result</text:span><text:span text:style-name="T627">;</text:span><text:span text:style-name="T628"><text:line-break/><text:s text:c="4"/></text:span><text:span text:style-name="T629">}</text:span><text:span text:style-name="T630"><text:line-break/></text:span><text:span text:style-name="T631"><text:line-break/><text:s text:c="4"/></text:span><text:span text:style-name="T632">private static int<text:s/></text:span><text:span text:style-name="T633">getFactorialByRecursion</text:span><text:span text:style-name="T634">(</text:span><text:span text:style-name="T635">int<text:s/></text:span><text:span text:style-name="T636">value) {</text:span><text:span text:style-name="T637"><text:line-break/><text:s text:c="8"/></text:span><text:span text:style-name="T638">if<text:s/></text:span><text:span text:style-name="T639">(value &lt;=<text:s/></text:span><text:span text:style-name="T640">1</text:span><text:span text:style-name="T641">) {</text:span><text:span text:style-name="T642"><text:line-break/><text:s text:c="12"/></text:span><text:span text:style-name="T643">return<text:s/></text:span><text:span text:style-name="T644">1</text:span><text:span text:style-name="T645">;</text:span><text:span text:style-name="T646"><text:line-break/><text:s text:c="8"/></text:span><text:span text:style-name="T647">}<text:s/></text:span><text:span text:style-name="T648">else<text:s/></text:span><text:span text:style-name="T649">{</text:span><text:span text:style-name="T650"><text:line-break/><text:s text:c="12"/></text:span><text:span text:style-name="T651">return<text:s/></text:span><text:span text:style-name="T652">value *<text:s/></text:span><text:span text:style-name="T653">getFactorialByRecursion</text:span><text:span text:style-name="T654">(value -<text:s/></text:span><text:span text:style-name="T655">2</text:span><text:span text:style-name="T656">)</text:span><text:span text:style-name="T657">;</text:span><text:span text:style-name="T658"><text:line-break/><text:s text:c="8"/></text:span><text:span text:style-name="T659">}</text:span><text:span text:style-name="T660"><text:line-break/><text:s text:c="4"/>}</text:span><text:span text:style-name="T661"><text:line-break/>}</text:span></text:p>
      <text:p text:style-name="P662"/>
      <text:p text:style-name="P663"/>
      <text:p text:style-name="P664">Задание 5</text:p>
      <text:p text:style-name="P665"><text:span text:style-name="T666">Напишите программу со статическим методом, которым вычисляется сумма квадратов натуральных чисел 1</text:span><text:span text:style-name="T667">2</text:span><text:span text:style-name="T668"><text:s/>+ 2</text:span><text:span text:style-name="T669">2</text:span><text:span text:style-name="T670"><text:s/>+ 3</text:span><text:span text:style-name="T671">2</text:span><text:span text:style-name="T672"><text:s/>+ ... + п 2 . Число п передается аргументом методу. Предложите версию метода с рекурсией и без рекурсии. Для проверки результата можно использовать формулу 1</text:span><text:span text:style-name="T673">2</text:span><text:span text:style-name="T674"><text:s/>+ 2</text:span><text:span text:style-name="T675">2</text:span><text:span text:style-name="T676"><text:s/>+3<text:s/></text:span><text:span text:style-name="T677">2</text:span><text:span text:style-name="T678">+…+n</text:span><text:span text:style-name="T679">2</text:span><text:span text:style-name="T680">= (n+l) (2n + 1)/6</text:span></text:p>
      <text:p text:style-name="P681"><text:span text:style-name="T682">package<text:s/></text:span><text:span text:style-name="T683">ru.ttcreate.semester3.lab2.ex5</text:span><text:span text:style-name="T684">;</text:span><text:span text:style-name="T685"><text:line-break/></text:span><text:span text:style-name="T686"><text:line-break/>public class<text:s/></text:span><text:span text:style-name="T687">Main {</text:span><text:span text:style-name="T688"><text:line-break/></text:span><text:span text:style-name="T689"><text:line-break/><text:s text:c="4"/></text:span><text:span text:style-name="T690">public static void<text:s/></text:span><text:span text:style-name="T691">main</text:span><text:span text:style-name="T692">(String[] args) {</text:span><text:span text:style-name="T693"><text:line-break/><text:s text:c="8"/>System.</text:span><text:span text:style-name="T694">out</text:span><text:span text:style-name="T695">.println(</text:span><text:span text:style-name="T696">"Sum of 5 = "<text:s/></text:span><text:span text:style-name="T697">+<text:s/></text:span><text:span text:style-name="T698">getSum</text:span><text:span text:style-name="T699">(</text:span><text:span text:style-name="T700">5</text:span><text:span text:style-name="T701">))</text:span><text:span text:style-name="T702">;</text:span><text:span text:style-name="T703"><text:line-break/><text:s text:c="8"/></text:span><text:span text:style-name="T704">System.</text:span><text:span text:style-name="T705">out</text:span><text:span text:style-name="T706">.println(</text:span><text:span text:style-name="T707">"Sum of 6 = "<text:s/></text:span><text:span text:style-name="T708">+<text:s/></text:span><text:span text:style-name="T709">getSumByRecursion</text:span><text:span text:style-name="T710">(</text:span><text:span text:style-name="T711">6</text:span><text:span text:style-name="T712">))</text:span><text:span text:style-name="T713">;</text:span><text:span text:style-name="T714"><text:line-break/><text:s text:c="4"/></text:span><text:span text:style-name="T715">}</text:span><text:span text:style-name="T716"><text:line-break/></text:span><text:span text:style-name="T717"><text:line-break/><text:s text:c="4"/></text:span><text:span text:style-name="T718">private static int<text:s/></text:span><text:span text:style-name="T719">getSum</text:span><text:span text:style-name="T720">(</text:span><text:span text:style-name="T721">int<text:s/></text:span><text:span text:style-name="T722">value) {</text:span><text:span text:style-name="T723"><text:line-break/><text:s text:c="8"/></text:span><text:span text:style-name="T724">int<text:s/></text:span><text:span text:style-name="T725">result =<text:s/></text:span><text:span text:style-name="T726">0</text:span><text:span text:style-name="T727">;</text:span><text:span text:style-name="T728"><text:line-break/></text:span><text:span text:style-name="T729"><text:line-break/><text:s text:c="8"/>for<text:s/></text:span><text:span text:style-name="T730">(</text:span><text:span text:style-name="T731">int<text:s/></text:span><text:span text:style-name="T732">i =<text:s/></text:span><text:span text:style-name="T733">1</text:span><text:span text:style-name="T734">;<text:s/></text:span><text:span text:style-name="T735">i &lt;= value</text:span><text:span text:style-name="T736">;<text:s/></text:span><text:span text:style-name="T737">i++) {</text:span><text:span text:style-name="T738"><text:line-break/><text:s text:c="12"/>result += Math.</text:span><text:span text:style-name="T739">pow</text:span><text:span text:style-name="T740">(i</text:span><text:span text:style-name="T741">,<text:s/></text:span><text:span text:style-name="T742">2</text:span><text:span text:style-name="T743">)</text:span><text:span text:style-name="T744">;</text:span><text:span text:style-name="T745"><text:line-break/><text:s text:c="8"/></text:span><text:span text:style-name="T746">}</text:span><text:span text:style-name="T747"><text:line-break/></text:span><text:span text:style-name="T748"><text:line-break/><text:s text:c="8"/></text:span><text:span text:style-name="T749">return<text:s/></text:span><text:span text:style-name="T750">result</text:span><text:span text:style-name="T751">;</text:span><text:span text:style-name="T752"><text:line-break/><text:s text:c="4"/></text:span><text:span text:style-name="T753">}</text:span><text:span text:style-name="T754"><text:line-break/></text:span><text:span text:style-name="T755"><text:line-break/><text:s text:c="4"/></text:span><text:span text:style-name="T756">private static int<text:s/></text:span><text:span text:style-name="T757">getSumByRecursion</text:span><text:span text:style-name="T758">(</text:span><text:span text:style-name="T759">int<text:s/></text:span><text:span text:style-name="T760">value) {</text:span><text:span text:style-name="T761"><text:line-break/><text:s text:c="8"/></text:span><text:span text:style-name="T762">if<text:s/></text:span><text:span text:style-name="T763">(value &lt;=<text:s/></text:span><text:span text:style-name="T764">0</text:span><text:span text:style-name="T765">){</text:span><text:span text:style-name="T766"><text:line-break/><text:s text:c="12"/></text:span><text:span text:style-name="T767">return<text:s/></text:span><text:span text:style-name="T768">0</text:span><text:span text:style-name="T769">;</text:span><text:span text:style-name="T770"><text:line-break/><text:s text:c="8"/></text:span><text:span text:style-name="T771">}<text:s/></text:span><text:span text:style-name="T772">else<text:s/></text:span><text:span text:style-name="T773">{</text:span><text:span text:style-name="T774"><text:line-break/><text:s text:c="12"/></text:span><text:span text:style-name="T775">return<text:s/></text:span><text:span text:style-name="T776">(</text:span><text:span text:style-name="T777">int</text:span><text:span text:style-name="T778">) Math.</text:span><text:span text:style-name="T779">pow</text:span><text:span text:style-name="T780">(value</text:span><text:span text:style-name="T781">,<text:s/></text:span><text:span text:style-name="T782">2</text:span><text:span text:style-name="T783">) +<text:s/></text:span><text:span text:style-name="T784">getSumByRecursion</text:span><text:span text:style-name="T785">(value -<text:s/></text:span><text:span text:style-name="T786">1</text:span><text:span text:style-name="T787">)</text:span><text:span text:style-name="T788">;</text:span><text:span text:style-name="T789"><text:line-break/><text:s text:c="8"/></text:span><text:span text:style-name="T790">}</text:span><text:span text:style-name="T791"><text:line-break/><text:s text:c="4"/>}</text:span><text:span text:style-name="T792"><text:line-break/>}</text:span></text:p>
      <text:p text:style-name="P793"/>
      <text:p text:style-name="P794">Задание 6</text:p>
      <text:p text:style-name="P795">Напишите программу со статическим методом, которому аргументом передается целочисленный массив и целое число. Результатом метод возвращает ссылку на новый массив, который получается из исходного массива (переданного первым аргументом методу), если в нем взять несколько начальных элементов. Количество элементов, которые нужно взять из исходного массива, определяются вторым аргументом метода. Если второй аргумент метода больше длины массива, переданного первым аргументом, то методом создается копия исходного массива и возвращается ссылка на эту<text:s/><text:soft-page-break/>копию.<text:s/></text:p>
      <text:p text:style-name="P796"><text:span text:style-name="T797">package<text:s/></text:span><text:span text:style-name="T798">ru.ttcreate.semester3.lab2.ex6</text:span><text:span text:style-name="T799">;</text:span><text:span text:style-name="T800"><text:line-break/></text:span><text:span text:style-name="T801"><text:line-break/>import<text:s/></text:span><text:span text:style-name="T802">java.util.Arrays</text:span><text:span text:style-name="T803">;</text:span><text:span text:style-name="T804"><text:line-break/></text:span><text:span text:style-name="T805"><text:line-break/>public class<text:s/></text:span><text:span text:style-name="T806">Main {</text:span><text:span text:style-name="T807"><text:line-break/></text:span><text:span text:style-name="T808"><text:line-break/><text:s text:c="4"/></text:span><text:span text:style-name="T809">public static void<text:s/></text:span><text:span text:style-name="T810">main</text:span><text:span text:style-name="T811">(String[] args) {</text:span><text:span text:style-name="T812"><text:line-break/><text:s text:c="8"/>System.</text:span><text:span text:style-name="T813">out</text:span><text:span text:style-name="T814">.println(Arrays.</text:span><text:span text:style-name="T815">toString</text:span><text:span text:style-name="T816">(</text:span><text:span text:style-name="T817">cutArray</text:span><text:span text:style-name="T818">(</text:span><text:span text:style-name="T819">new int</text:span><text:span text:style-name="T820">[]{</text:span><text:span text:style-name="T821">1</text:span><text:span text:style-name="T822">,<text:s/></text:span><text:span text:style-name="T823">3</text:span><text:span text:style-name="T824">,<text:s/></text:span><text:span text:style-name="T825">2</text:span><text:span text:style-name="T826">,<text:s/></text:span><text:span text:style-name="T827">7</text:span><text:span text:style-name="T828">,<text:s/></text:span><text:span text:style-name="T829">12</text:span><text:span text:style-name="T830">,<text:s/></text:span><text:span text:style-name="T831">33</text:span><text:span text:style-name="T832">}</text:span><text:span text:style-name="T833">,<text:s/></text:span><text:span text:style-name="T834">3</text:span><text:span text:style-name="T835">)))</text:span><text:span text:style-name="T836">;</text:span><text:span text:style-name="T837"><text:line-break/><text:s text:c="8"/></text:span><text:span text:style-name="T838">System.</text:span><text:span text:style-name="T839">out</text:span><text:span text:style-name="T840">.println(Arrays.</text:span><text:span text:style-name="T841">toString</text:span><text:span text:style-name="T842">(</text:span><text:span text:style-name="T843">cutArray</text:span><text:span text:style-name="T844">(</text:span><text:span text:style-name="T845">new int</text:span><text:span text:style-name="T846">[]{</text:span><text:span text:style-name="T847">1</text:span><text:span text:style-name="T848">,<text:s/></text:span><text:span text:style-name="T849">3</text:span><text:span text:style-name="T850">,<text:s/></text:span><text:span text:style-name="T851">2</text:span><text:span text:style-name="T852">,<text:s/></text:span><text:span text:style-name="T853">7</text:span><text:span text:style-name="T854">,<text:s/></text:span><text:span text:style-name="T855">12</text:span><text:span text:style-name="T856">,<text:s/></text:span><text:span text:style-name="T857">33</text:span><text:span text:style-name="T858">}</text:span><text:span text:style-name="T859">,<text:s/></text:span><text:span text:style-name="T860">10</text:span><text:span text:style-name="T861">)))</text:span><text:span text:style-name="T862">;</text:span><text:span text:style-name="T863"><text:line-break/><text:s text:c="4"/></text:span><text:span text:style-name="T864">}</text:span><text:span text:style-name="T865"><text:line-break/></text:span><text:span text:style-name="T866"><text:line-break/><text:s text:c="4"/></text:span><text:span text:style-name="T867">private static int</text:span><text:span text:style-name="T868">[]<text:s/></text:span><text:span text:style-name="T869">cutArray</text:span><text:span text:style-name="T870">(</text:span><text:span text:style-name="T871">int</text:span><text:span text:style-name="T872">[] array</text:span><text:span text:style-name="T873">, int<text:s/></text:span><text:span text:style-name="T874">size) {</text:span><text:span text:style-name="T875"><text:line-break/></text:span><text:span text:style-name="T876"><text:line-break/><text:s text:c="8"/></text:span><text:span text:style-name="T877">if<text:s/></text:span><text:span text:style-name="T878">(size &gt; array.</text:span><text:span text:style-name="T879">length</text:span><text:span text:style-name="T880">) {</text:span><text:span text:style-name="T881"><text:line-break/><text:s text:c="12"/></text:span><text:span text:style-name="T882">return<text:s/></text:span><text:span text:style-name="T883">getArrayCopy</text:span><text:span text:style-name="T884">(array)</text:span><text:span text:style-name="T885">;</text:span><text:span text:style-name="T886"><text:line-break/><text:s text:c="8"/></text:span><text:span text:style-name="T887">}</text:span><text:span text:style-name="T888"><text:line-break/></text:span><text:span text:style-name="T889"><text:line-break/><text:s text:c="8"/></text:span><text:span text:style-name="T890">int</text:span><text:span text:style-name="T891">[] result =<text:s/></text:span><text:span text:style-name="T892">new int</text:span><text:span text:style-name="T893">[size]</text:span><text:span text:style-name="T894">;</text:span><text:span text:style-name="T895"><text:line-break/></text:span><text:span text:style-name="T896"><text:line-break/><text:s text:c="8"/>for<text:s/></text:span><text:span text:style-name="T897">(</text:span><text:span text:style-name="T898">int<text:s/></text:span><text:span text:style-name="T899">i =<text:s/></text:span><text:span text:style-name="T900">0</text:span><text:span text:style-name="T901">;<text:s/></text:span><text:span text:style-name="T902">i &lt; size</text:span><text:span text:style-name="T903">;<text:s/></text:span><text:span text:style-name="T904">i++) {</text:span><text:span text:style-name="T905"><text:line-break/><text:s text:c="12"/>result[i] = array[i]</text:span><text:span text:style-name="T906">;</text:span><text:span text:style-name="T907"><text:line-break/><text:s text:c="8"/></text:span><text:span text:style-name="T908">}</text:span><text:span text:style-name="T909"><text:line-break/></text:span><text:span text:style-name="T910"><text:line-break/><text:s text:c="8"/></text:span><text:span text:style-name="T911">return<text:s/></text:span><text:span text:style-name="T912">result</text:span><text:span text:style-name="T913">;</text:span><text:span text:style-name="T914"><text:line-break/><text:s text:c="4"/></text:span><text:span text:style-name="T915">}</text:span><text:span text:style-name="T916"><text:line-break/></text:span><text:span text:style-name="T917"><text:line-break/><text:s text:c="4"/></text:span><text:span text:style-name="T918">private static int</text:span><text:span text:style-name="T919">[]<text:s/></text:span><text:span text:style-name="T920">getArrayCopy</text:span><text:span text:style-name="T921">(</text:span><text:span text:style-name="T922">int</text:span><text:span text:style-name="T923">[] array) {</text:span><text:span text:style-name="T924"><text:line-break/><text:s text:c="8"/></text:span><text:span text:style-name="T925">return<text:s/></text:span><text:span text:style-name="T926">array.clone()</text:span><text:span text:style-name="T927">;</text:span><text:span text:style-name="T928"><text:line-break/><text:s text:c="4"/></text:span><text:span text:style-name="T929">}</text:span><text:span text:style-name="T930"><text:line-break/>}</text:span></text:p>
      <text:p text:style-name="P931"/>
      <text:p text:style-name="P932"><text:span text:style-name="T933">Задание 7</text:span></text:p>
      <text:p text:style-name="P934">Напишите программу со статическим методом, аргументом которому передастся символьный массив, а результатом возвращается ссылка на целочисленным массив, состоящий из кодов символов из массива- аргумента.</text:p>
      <text:p text:style-name="P935"><text:span text:style-name="T936">package<text:s/></text:span><text:span text:style-name="T937">ru.ttcreate.semester3.lab2.ex7</text:span><text:span text:style-name="T938">;</text:span><text:span text:style-name="T939"><text:line-break/></text:span><text:span text:style-name="T940"><text:line-break/>import<text:s/></text:span><text:span text:style-name="T941">java.util.Arrays</text:span><text:span text:style-name="T942">;</text:span><text:span text:style-name="T943"><text:line-break/></text:span><text:span text:style-name="T944"><text:line-break/>public class<text:s/></text:span><text:span text:style-name="T945">Main {</text:span><text:span text:style-name="T946"><text:line-break/></text:span><text:span text:style-name="T947"><text:line-break/><text:s text:c="4"/></text:span><text:span text:style-name="T948">public static void<text:s/></text:span><text:span text:style-name="T949">main</text:span><text:span text:style-name="T950">(String[] args) {</text:span><text:span text:style-name="T951"><text:line-break/><text:s text:c="8"/>System.</text:span><text:span text:style-name="T952">out</text:span><text:span text:style-name="T953">.println(</text:span><text:span text:style-name="T954"><text:line-break/><text:s text:c="16"/></text:span><text:span text:style-name="T955">"Encoded char array: "<text:s/></text:span><text:span text:style-name="T956">+ Arrays.</text:span><text:span text:style-name="T957">toString</text:span><text:span text:style-name="T958">(</text:span><text:span text:style-name="T959">encode</text:span><text:span text:style-name="T960">(</text:span><text:span text:style-name="T961">new char</text:span><text:span text:style-name="T962">[]{</text:span><text:span text:style-name="T963">'s'</text:span><text:span text:style-name="T964">,<text:s/></text:span><text:span text:style-name="T965">'t'</text:span><text:span text:style-name="T966">,<text:s/></text:span><text:span text:style-name="T967">'r'</text:span><text:span text:style-name="T968">,<text:s/></text:span><text:span text:style-name="T969">'i'</text:span><text:span text:style-name="T970">,<text:s/></text:span><text:span text:style-name="T971">'n'</text:span><text:span text:style-name="T972">,<text:s/></text:span><text:span text:style-name="T973">'g'</text:span><text:span text:style-name="T974">}))</text:span><text:span text:style-name="T975"><text:line-break/><text:s text:c="8"/>)</text:span><text:span text:style-name="T976">;</text:span><text:span text:style-name="T977"><text:line-break/><text:s text:c="4"/></text:span><text:span text:style-name="T978">}</text:span><text:span text:style-name="T979"><text:line-break/></text:span><text:span text:style-name="T980"><text:line-break/><text:s text:c="4"/></text:span><text:span text:style-name="T981">private static int</text:span><text:span text:style-name="T982">[]<text:s/></text:span><text:span text:style-name="T983">encode</text:span><text:span text:style-name="T984">(</text:span><text:span text:style-name="T985">char</text:span><text:span text:style-name="T986">[] array) {</text:span><text:span text:style-name="T987"><text:line-break/><text:s text:c="8"/></text:span><text:span text:style-name="T988">int</text:span><text:span text:style-name="T989">[] result =<text:s/></text:span><text:span text:style-name="T990">new int</text:span><text:span text:style-name="T991">[array.</text:span><text:span text:style-name="T992">length</text:span><text:span text:style-name="T993">]</text:span><text:span text:style-name="T994">;</text:span><text:span text:style-name="T995"><text:line-break/></text:span><text:span text:style-name="T996"><text:line-break/><text:s text:c="8"/>for<text:s/></text:span><text:span text:style-name="T997">(</text:span><text:span text:style-name="T998">int<text:s/></text:span><text:span text:style-name="T999">i =<text:s/></text:span><text:span text:style-name="T1000">0</text:span><text:span text:style-name="T1001">;<text:s/></text:span><text:span text:style-name="T1002">i &lt; array.</text:span><text:span text:style-name="T1003">length</text:span><text:span text:style-name="T1004">;<text:s/></text:span><text:span text:style-name="T1005">i++) {</text:span><text:span text:style-name="T1006"><text:line-break/></text:span><text:soft-page-break/><text:span text:style-name="T1007"><text:s text:c="12"/>result[i] = array[i]</text:span><text:span text:style-name="T1008">;</text:span><text:span text:style-name="T1009"><text:line-break/><text:s text:c="8"/></text:span><text:span text:style-name="T1010">}</text:span><text:span text:style-name="T1011"><text:line-break/></text:span><text:span text:style-name="T1012"><text:line-break/><text:s text:c="8"/></text:span><text:span text:style-name="T1013">return<text:s/></text:span><text:span text:style-name="T1014">result</text:span><text:span text:style-name="T1015">;</text:span><text:span text:style-name="T1016"><text:line-break/><text:s text:c="4"/></text:span><text:span text:style-name="T1017">}</text:span><text:span text:style-name="T1018"><text:line-break/>}</text:span></text:p>
      <text:p text:style-name="P1019"/>
      <text:p text:style-name="P1020"><text:span text:style-name="T1021">Задание 8</text:span></text:p>
      <text:p text:style-name="P1022">Напишите программу со статическим методом, аргументом которому передается целочисленный массив, а результатом возвращается среднее значение для элементов массива (сумма значений элементов, деленная на количество элементов в массиве).</text:p>
      <text:p text:style-name="P1023"><text:span text:style-name="T1024">package<text:s/></text:span><text:span text:style-name="T1025">ru.ttcreate.semester3.lab2.ex8</text:span><text:span text:style-name="T1026">;</text:span><text:span text:style-name="T1027"><text:line-break/></text:span><text:span text:style-name="T1028"><text:line-break/>public class<text:s/></text:span><text:span text:style-name="T1029">Main {</text:span><text:span text:style-name="T1030"><text:line-break/></text:span><text:span text:style-name="T1031"><text:line-break/><text:s text:c="4"/></text:span><text:span text:style-name="T1032">public static void<text:s/></text:span><text:span text:style-name="T1033">main</text:span><text:span text:style-name="T1034">(String[] args) {</text:span><text:span text:style-name="T1035"><text:line-break/><text:s text:c="8"/>System.</text:span><text:span text:style-name="T1036">out</text:span><text:span text:style-name="T1037">.println(</text:span><text:span text:style-name="T1038">"Average: "<text:s/></text:span><text:span text:style-name="T1039">+<text:s/></text:span><text:span text:style-name="T1040">getAverage</text:span><text:span text:style-name="T1041">(</text:span><text:span text:style-name="T1042">new int</text:span><text:span text:style-name="T1043">[] {</text:span><text:span text:style-name="T1044">1</text:span><text:span text:style-name="T1045">,<text:s/></text:span><text:span text:style-name="T1046">4</text:span><text:span text:style-name="T1047">,<text:s/></text:span><text:span text:style-name="T1048">1</text:span><text:span text:style-name="T1049">,<text:s/></text:span><text:span text:style-name="T1050">6</text:span><text:span text:style-name="T1051">,<text:s/></text:span><text:span text:style-name="T1052">32</text:span><text:span text:style-name="T1053">,<text:s/></text:span><text:span text:style-name="T1054">5</text:span><text:span text:style-name="T1055">,<text:s/></text:span><text:span text:style-name="T1056">19</text:span><text:span text:style-name="T1057">}))</text:span><text:span text:style-name="T1058">;</text:span><text:span text:style-name="T1059"><text:line-break/><text:s text:c="4"/></text:span><text:span text:style-name="T1060">}</text:span><text:span text:style-name="T1061"><text:line-break/></text:span><text:span text:style-name="T1062"><text:line-break/><text:s text:c="4"/></text:span><text:span text:style-name="T1063">private static int<text:s/></text:span><text:span text:style-name="T1064">getAverage</text:span><text:span text:style-name="T1065">(</text:span><text:span text:style-name="T1066">int</text:span><text:span text:style-name="T1067">[] array) {</text:span><text:span text:style-name="T1068"><text:line-break/><text:s text:c="8"/></text:span><text:span text:style-name="T1069">int<text:s/></text:span><text:span text:style-name="T1070">sum =<text:s/></text:span><text:span text:style-name="T1071">0</text:span><text:span text:style-name="T1072">;</text:span><text:span text:style-name="T1073"><text:line-break/></text:span><text:span text:style-name="T1074"><text:line-break/><text:s text:c="8"/>for<text:s/></text:span><text:span text:style-name="T1075">(</text:span><text:span text:style-name="T1076">int<text:s/></text:span><text:span text:style-name="T1077">value : array) {</text:span><text:span text:style-name="T1078"><text:line-break/><text:s text:c="12"/>sum += value</text:span><text:span text:style-name="T1079">;</text:span><text:span text:style-name="T1080"><text:line-break/><text:s text:c="8"/></text:span><text:span text:style-name="T1081">}</text:span><text:span text:style-name="T1082"><text:line-break/></text:span><text:span text:style-name="T1083"><text:line-break/><text:s text:c="8"/></text:span><text:span text:style-name="T1084">return<text:s/></text:span><text:span text:style-name="T1085">sum / array.</text:span><text:span text:style-name="T1086">length</text:span><text:span text:style-name="T1087">;</text:span><text:span text:style-name="T1088"><text:line-break/><text:s text:c="4"/></text:span><text:span text:style-name="T1089">}</text:span><text:span text:style-name="T1090"><text:line-break/>}</text:span></text:p>
      <text:p text:style-name="P1091"/>
      <text:p text:style-name="P1092"><text:span text:style-name="T1093">Задание 9</text:span></text:p>
      <text:p text:style-name="P1094">Напишите программу со статическим методом, аргументом которому передается одномерный символьный массив. В результате вызова метода элементы массива попарно меняются местами: первый — с последним, второй — с предпоследним и так далее.</text:p>
      <text:p text:style-name="P1095"><text:span text:style-name="T1096">package<text:s/></text:span><text:span text:style-name="T1097">ru.ttcreate.semester3.lab2.ex9</text:span><text:span text:style-name="T1098">;</text:span><text:span text:style-name="T1099"><text:line-break/></text:span><text:span text:style-name="T1100"><text:line-break/>import<text:s/></text:span><text:span text:style-name="T1101">java.util.Arrays</text:span><text:span text:style-name="T1102">;</text:span><text:span text:style-name="T1103"><text:line-break/></text:span><text:span text:style-name="T1104"><text:line-break/>public class<text:s/></text:span><text:span text:style-name="T1105">Main {</text:span><text:span text:style-name="T1106"><text:line-break/></text:span><text:span text:style-name="T1107"><text:line-break/><text:s text:c="4"/></text:span><text:span text:style-name="T1108">public static void<text:s/></text:span><text:span text:style-name="T1109">main</text:span><text:span text:style-name="T1110">(String[] args) {</text:span><text:span text:style-name="T1111"><text:line-break/><text:s text:c="8"/>String[] array = {</text:span><text:span text:style-name="T1112">"</text:span><text:span text:style-name="T1113">В</text:span><text:span text:style-name="T1114">"</text:span><text:span text:style-name="T1115">,<text:s/></text:span><text:span text:style-name="T1116">"</text:span><text:span text:style-name="T1117">результате</text:span><text:span text:style-name="T1118">"</text:span><text:span text:style-name="T1119">,<text:s/></text:span><text:span text:style-name="T1120">"</text:span><text:span text:style-name="T1121">вызова</text:span><text:span text:style-name="T1122">"</text:span><text:span text:style-name="T1123">,<text:s/></text:span><text:span text:style-name="T1124">"</text:span><text:span text:style-name="T1125">метода</text:span><text:span text:style-name="T1126">"</text:span><text:span text:style-name="T1127">,<text:s/></text:span><text:span text:style-name="T1128">"</text:span><text:span text:style-name="T1129">элементы</text:span><text:span text:style-name="T1130">"</text:span><text:span text:style-name="T1131">,<text:s/></text:span><text:span text:style-name="T1132">"</text:span><text:span text:style-name="T1133">массива</text:span><text:span text:style-name="T1134">"</text:span><text:span text:style-name="T1135">,<text:s/></text:span><text:span text:style-name="T1136">"</text:span><text:span text:style-name="T1137">попарно</text:span><text:span text:style-name="T1138">"</text:span><text:span text:style-name="T1139">,</text:span><text:span text:style-name="T1140"><text:line-break/><text:s text:c="16"/></text:span><text:span text:style-name="T1141">"</text:span><text:span text:style-name="T1142">меняются</text:span><text:span text:style-name="T1143">"</text:span><text:span text:style-name="T1144">,<text:s/></text:span><text:span text:style-name="T1145">"</text:span><text:span text:style-name="T1146">местами</text:span><text:span text:style-name="T1147">"</text:span><text:span text:style-name="T1148">}</text:span><text:span text:style-name="T1149">;</text:span><text:span text:style-name="T1150"><text:line-break/></text:span><text:span text:style-name="T1151"><text:line-break/><text:s text:c="8"/></text:span><text:span text:style-name="T1152">System.</text:span><text:span text:style-name="T1153">out</text:span><text:span text:style-name="T1154">.println(</text:span><text:span text:style-name="T1155">"Array before reverse: "<text:s/></text:span><text:span text:style-name="T1156">+ Arrays.</text:span><text:span text:style-name="T1157">toString</text:span><text:span text:style-name="T1158">(array))</text:span><text:span text:style-name="T1159">;</text:span><text:span text:style-name="T1160"><text:line-break/></text:span><text:soft-page-break/><text:span text:style-name="T1161"><text:s text:c="8"/></text:span><text:span text:style-name="T1162">reverseArray</text:span><text:span text:style-name="T1163">(array)</text:span><text:span text:style-name="T1164">;</text:span><text:span text:style-name="T1165"><text:line-break/><text:s text:c="8"/></text:span><text:span text:style-name="T1166">System.</text:span><text:span text:style-name="T1167">out</text:span><text:span text:style-name="T1168">.println(</text:span><text:span text:style-name="T1169">"Array after reverse: "<text:s/></text:span><text:span text:style-name="T1170">+ Arrays.</text:span><text:span text:style-name="T1171">toString</text:span><text:span text:style-name="T1172">(array))</text:span><text:span text:style-name="T1173">;</text:span><text:span text:style-name="T1174"><text:line-break/><text:s text:c="4"/></text:span><text:span text:style-name="T1175">}</text:span><text:span text:style-name="T1176"><text:line-break/></text:span><text:span text:style-name="T1177"><text:line-break/><text:s text:c="4"/></text:span><text:span text:style-name="T1178">private static void<text:s/></text:span><text:span text:style-name="T1179">reverseArray</text:span><text:span text:style-name="T1180">(String[] array) {</text:span><text:span text:style-name="T1181"><text:line-break/><text:s text:c="8"/>String tmp</text:span><text:span text:style-name="T1182">;</text:span><text:span text:style-name="T1183"><text:line-break/><text:s text:c="8"/>int<text:s/></text:span><text:span text:style-name="T1184">count = (array.</text:span><text:span text:style-name="T1185">length<text:s/></text:span><text:span text:style-name="T1186">/<text:s/></text:span><text:span text:style-name="T1187">2</text:span><text:span text:style-name="T1188">) %<text:s/></text:span><text:span text:style-name="T1189">2<text:s/></text:span><text:span text:style-name="T1190">==<text:s/></text:span><text:span text:style-name="T1191">0<text:s/></text:span><text:span text:style-name="T1192">? array.</text:span><text:span text:style-name="T1193">length<text:s/></text:span><text:span text:style-name="T1194">/<text:s/></text:span><text:span text:style-name="T1195">2<text:s/></text:span><text:span text:style-name="T1196">: (array.</text:span><text:span text:style-name="T1197">length<text:s/></text:span><text:span text:style-name="T1198">/<text:s/></text:span><text:span text:style-name="T1199">2</text:span><text:span text:style-name="T1200">) -<text:s/></text:span><text:span text:style-name="T1201">1</text:span><text:span text:style-name="T1202">;</text:span><text:span text:style-name="T1203"><text:line-break/><text:s text:c="8"/>for<text:s/></text:span><text:span text:style-name="T1204">(</text:span><text:span text:style-name="T1205">int<text:s/></text:span><text:span text:style-name="T1206">i =<text:s/></text:span><text:span text:style-name="T1207">0</text:span><text:span text:style-name="T1208">;<text:s/></text:span><text:span text:style-name="T1209">i &lt; count</text:span><text:span text:style-name="T1210">;<text:s/></text:span><text:span text:style-name="T1211">i++) {</text:span><text:span text:style-name="T1212"><text:line-break/><text:s text:c="12"/>tmp = array[i]</text:span><text:span text:style-name="T1213">;</text:span><text:span text:style-name="T1214"><text:line-break/><text:s text:c="12"/></text:span><text:span text:style-name="T1215">array[i] = array[(array.</text:span><text:span text:style-name="T1216">length<text:s/></text:span><text:span text:style-name="T1217">-<text:s/></text:span><text:span text:style-name="T1218">1</text:span><text:span text:style-name="T1219">) - i]</text:span><text:span text:style-name="T1220">;</text:span><text:span text:style-name="T1221"><text:line-break/><text:s text:c="12"/></text:span><text:span text:style-name="T1222">array[(array.</text:span><text:span text:style-name="T1223">length<text:s/></text:span><text:span text:style-name="T1224">-<text:s/></text:span><text:span text:style-name="T1225">1</text:span><text:span text:style-name="T1226">) - i] = tmp</text:span><text:span text:style-name="T1227">;</text:span><text:span text:style-name="T1228"><text:line-break/><text:s text:c="8"/></text:span><text:span text:style-name="T1229">}</text:span><text:span text:style-name="T1230"><text:line-break/><text:s text:c="4"/>}</text:span><text:span text:style-name="T1231"><text:line-break/>}</text:span></text:p>
      <text:p text:style-name="P1232"/>
      <text:p text:style-name="P1233"/>
      <text:p text:style-name="P1234"><text:span text:style-name="T1235">Задание 10</text:span></text:p>
      <text:p text:style-name="P1236">Напишите программу со статическим методом, аргументом которому передается произвольное количество целочисленных аргументов. Результатом метод возвращает массив из двух элементов: это значения наибольшего и наименьшего значений среди аргументов, переданных методу.</text:p>
      <text:p text:style-name="P1237"><text:span text:style-name="T1238">package<text:s/></text:span><text:span text:style-name="T1239">ru.ttcreate.semester3.lab2.ex10</text:span><text:span text:style-name="T1240">;</text:span><text:span text:style-name="T1241"><text:line-break/></text:span><text:span text:style-name="T1242"><text:line-break/>import<text:s/></text:span><text:span text:style-name="T1243">java.util.Arrays</text:span><text:span text:style-name="T1244">;</text:span><text:span text:style-name="T1245"><text:line-break/></text:span><text:span text:style-name="T1246"><text:line-break/>public class<text:s/></text:span><text:span text:style-name="T1247">Main {</text:span><text:span text:style-name="T1248"><text:line-break/></text:span><text:span text:style-name="T1249"><text:line-break/><text:s text:c="4"/></text:span><text:span text:style-name="T1250">private final static int<text:s/></text:span><text:span text:style-name="T1251">MIN_INDEX<text:s/></text:span><text:span text:style-name="T1252">=<text:s/></text:span><text:span text:style-name="T1253">0</text:span><text:span text:style-name="T1254">;</text:span><text:span text:style-name="T1255"><text:line-break/><text:s text:c="4"/>private final static int<text:s/></text:span><text:span text:style-name="T1256">MAX_INDEX<text:s/></text:span><text:span text:style-name="T1257">=<text:s/></text:span><text:span text:style-name="T1258">1</text:span><text:span text:style-name="T1259">;</text:span><text:span text:style-name="T1260"><text:line-break/></text:span><text:span text:style-name="T1261"><text:line-break/><text:s text:c="4"/>public static void<text:s/></text:span><text:span text:style-name="T1262">main</text:span><text:span text:style-name="T1263">(String[] args) {</text:span><text:span text:style-name="T1264"><text:line-break/><text:s text:c="8"/></text:span><text:span text:style-name="T1265">int</text:span><text:span text:style-name="T1266">[] array = {</text:span><text:span text:style-name="T1267">2</text:span><text:span text:style-name="T1268">,<text:s/></text:span><text:span text:style-name="T1269">44</text:span><text:span text:style-name="T1270">,<text:s/></text:span><text:span text:style-name="T1271">12</text:span><text:span text:style-name="T1272">,<text:s/></text:span><text:span text:style-name="T1273">64</text:span><text:span text:style-name="T1274">,<text:s/></text:span><text:span text:style-name="T1275">11</text:span><text:span text:style-name="T1276">,<text:s/></text:span><text:span text:style-name="T1277">547</text:span><text:span text:style-name="T1278">,<text:s/></text:span><text:span text:style-name="T1279">-</text:span><text:span text:style-name="T1280">3</text:span><text:span text:style-name="T1281">,<text:s/></text:span><text:span text:style-name="T1282">8</text:span><text:span text:style-name="T1283">,<text:s/></text:span><text:span text:style-name="T1284">2</text:span><text:span text:style-name="T1285">,<text:s/></text:span><text:span text:style-name="T1286">0</text:span><text:span text:style-name="T1287">}</text:span><text:span text:style-name="T1288">;</text:span><text:span text:style-name="T1289"><text:line-break/><text:s text:c="8"/>int</text:span><text:span text:style-name="T1290">[] minMax =<text:s/></text:span><text:span text:style-name="T1291">getMinMax</text:span><text:span text:style-name="T1292">(array)</text:span><text:span text:style-name="T1293">;</text:span><text:span text:style-name="T1294"><text:line-break/></text:span><text:span text:style-name="T1295"><text:line-break/><text:s text:c="8"/></text:span><text:span text:style-name="T1296">System.</text:span><text:span text:style-name="T1297">out</text:span><text:span text:style-name="T1298">.println(</text:span><text:span text:style-name="T1299">"Array: "<text:s/></text:span><text:span text:style-name="T1300">+ Arrays.</text:span><text:span text:style-name="T1301">toString</text:span><text:span text:style-name="T1302">(array) +<text:s/></text:span><text:span text:style-name="T1303">"</text:span><text:span text:style-name="T1304">\n</text:span><text:span text:style-name="T1305">"</text:span><text:span text:style-name="T1306">)</text:span><text:span text:style-name="T1307">;</text:span><text:span text:style-name="T1308"><text:line-break/></text:span><text:span text:style-name="T1309"><text:line-break/><text:s text:c="8"/></text:span><text:span text:style-name="T1310">System.</text:span><text:span text:style-name="T1311">out</text:span><text:span text:style-name="T1312">.println(</text:span><text:span text:style-name="T1313">"Max of array: "<text:s/></text:span><text:span text:style-name="T1314">+ minMax[</text:span><text:span text:style-name="T1315">MAX_INDEX</text:span><text:span text:style-name="T1316">])</text:span><text:span text:style-name="T1317">;</text:span><text:span text:style-name="T1318"><text:line-break/><text:s text:c="8"/></text:span><text:span text:style-name="T1319">System.</text:span><text:span text:style-name="T1320">out</text:span><text:span text:style-name="T1321">.println(</text:span><text:span text:style-name="T1322">"Min of array: "<text:s/></text:span><text:span text:style-name="T1323">+ minMax[</text:span><text:span text:style-name="T1324">MIN_INDEX</text:span><text:span text:style-name="T1325">])</text:span><text:span text:style-name="T1326">;</text:span><text:span text:style-name="T1327"><text:line-break/><text:s text:c="4"/></text:span><text:span text:style-name="T1328">}</text:span><text:span text:style-name="T1329"><text:line-break/></text:span><text:span text:style-name="T1330"><text:line-break/><text:s text:c="4"/></text:span><text:span text:style-name="T1331">private static int</text:span><text:span text:style-name="T1332">[]<text:s/></text:span><text:span text:style-name="T1333">getMinMax</text:span><text:span text:style-name="T1334">(</text:span><text:span text:style-name="T1335">int<text:s/></text:span><text:span text:style-name="T1336">... values) {</text:span><text:span text:style-name="T1337"><text:line-break/><text:s text:c="8"/></text:span><text:span text:style-name="T1338">if<text:s/></text:span><text:span text:style-name="T1339">(values.</text:span><text:span text:style-name="T1340">length<text:s/></text:span><text:span text:style-name="T1341">==<text:s/></text:span><text:span text:style-name="T1342">0</text:span><text:span text:style-name="T1343">) {</text:span><text:span text:style-name="T1344"><text:line-break/><text:s text:c="12"/></text:span><text:span text:style-name="T1345">return new int</text:span><text:span text:style-name="T1346">[]{}</text:span><text:span text:style-name="T1347">;</text:span><text:span text:style-name="T1348"><text:line-break/><text:s text:c="8"/></text:span><text:span text:style-name="T1349">}</text:span><text:span text:style-name="T1350"><text:line-break/></text:span><text:span text:style-name="T1351"><text:line-break/><text:s text:c="8"/></text:span><text:span text:style-name="T1352">int</text:span><text:span text:style-name="T1353">[] result = {values[</text:span><text:span text:style-name="T1354">0</text:span><text:span text:style-name="T1355">]</text:span><text:span text:style-name="T1356">,<text:s/></text:span><text:span text:style-name="T1357">values[</text:span><text:span text:style-name="T1358">0</text:span><text:span text:style-name="T1359">]}</text:span><text:span text:style-name="T1360">;</text:span><text:span text:style-name="T1361"><text:line-break/></text:span><text:span text:style-name="T1362"><text:line-break/><text:s text:c="8"/>for<text:s/></text:span><text:span text:style-name="T1363">(</text:span><text:span text:style-name="T1364">int<text:s/></text:span><text:span text:style-name="T1365">value : values) {</text:span><text:span text:style-name="T1366"><text:line-break/><text:s text:c="12"/></text:span><text:span text:style-name="T1367">if<text:s/></text:span><text:span text:style-name="T1368">(value &lt; result[</text:span><text:span text:style-name="T1369">MIN_INDEX</text:span><text:span text:style-name="T1370">]) {</text:span><text:span text:style-name="T1371"><text:line-break/><text:s text:c="16"/>result[</text:span><text:span text:style-name="T1372">MIN_INDEX</text:span><text:span text:style-name="T1373">] = value</text:span><text:span text:style-name="T1374">;</text:span><text:span text:style-name="T1375"><text:line-break/><text:s text:c="12"/></text:span><text:span text:style-name="T1376">}</text:span><text:span text:style-name="T1377"><text:line-break/></text:span><text:span text:style-name="T1378"><text:line-break/><text:s text:c="12"/></text:span><text:span text:style-name="T1379">if<text:s/></text:span><text:span text:style-name="T1380">(value &gt; result[</text:span><text:span text:style-name="T1381">MAX_INDEX</text:span><text:span text:style-name="T1382">]) {</text:span><text:span text:style-name="T1383"><text:line-break/><text:s text:c="16"/>result[</text:span><text:span text:style-name="T1384">MAX_INDEX</text:span><text:span text:style-name="T1385">] = value</text:span><text:span text:style-name="T1386">;</text:span><text:span text:style-name="T1387"><text:line-break/></text:span><text:soft-page-break/><text:span text:style-name="T1388"><text:s text:c="12"/></text:span><text:span text:style-name="T1389">}</text:span><text:span text:style-name="T1390"><text:line-break/><text:s text:c="8"/>}</text:span><text:span text:style-name="T1391"><text:line-break/></text:span><text:span text:style-name="T1392"><text:line-break/><text:s text:c="8"/></text:span><text:span text:style-name="T1393">return<text:s/></text:span><text:span text:style-name="T1394">result</text:span><text:span text:style-name="T1395">;</text:span><text:span text:style-name="T1396"><text:line-break/><text:s text:c="4"/></text:span><text:span text:style-name="T1397">}</text:span><text:span text:style-name="T1398"><text:line-break/></text:span><text:span text:style-name="T1399"><text:line-break/>}</text:span></text:p>
      <text:p text:style-name="P1400"/>
      <text:p text:style-name="P1401"><text:span text:style-name="T1402">Вывод</text:span><text:span text:style-name="T1403">:</text:span></text:p>
      <text:p text:style-name="P1404"><text:span text:style-name="T1405">Была проделана работа с классами в<text:s/></text:span><text:span text:style-name="T1406">Java</text:span><text:span text:style-name="T1407">, массивами, циклами</text:span><text:span text:style-name="T1408">, факториалами, перестановкой элементов в массиве</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PGothic"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Заголовок" style:display-name="Заголовок"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Подзаголовок" style:display-name="Подзаголовок" style:family="paragraph" style:parent-style-name="Заголовок" style:next-style-name="Textbody">
      <style:paragraph-properties fo:text-align="center"/>
      <style:text-properties fo:font-style="italic" style:font-style-asian="italic" style:font-style-complex="italic"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Нижнийколонтитул" style:display-name="Нижний колонтитул"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Основнойтекст2" style:display-name="Основной текст 2" style:family="paragraph" style:parent-style-name="Standard">
      <style:paragraph-properties fo:margin-top="0.0416in" fo:text-indent="0.1944in"/>
      <style:text-properties fo:hyphenate="false"/>
    </style:style>
    <style:style style:name="СтандартныйHTML" style:display-name="Стандартный HTML" style:family="paragraph" style:parent-style-name="Обычный">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fo:language="ru" fo:country="RU" style:language-asian="ru" style:country-asian="RU"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10</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Евгений</dc:creator>
    <meta:creation-date>2009-04-16T11:32:00Z</meta:creation-date>
    <dc:date>2019-11-01T04:15:00Z</dc:date>
    <meta:template xlink:href="Normal.dotm" xlink:type="simple"/>
    <meta:editing-cycles>10</meta:editing-cycles>
    <meta:editing-duration>PT5040S</meta:editing-duration>
    <meta:user-defined meta:name="Info 1"/>
    <meta:user-defined meta:name="Info 2"/>
    <meta:user-defined meta:name="Info 3"/>
    <meta:user-defined meta:name="Info 4"/>
    <meta:document-statistic meta:page-count="10" meta:paragraph-count="23" meta:word-count="1765" meta:character-count="11803" meta:row-count="83" meta:non-whitespace-character-count="10061"/>
  </office:meta>
</office:document-meta>
</file>